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7" style:family="table">
      <style:table-properties style:width="5.8833in" fo:margin-left="-0.075in" table:align="left" style:writing-mode="lr-tb"/>
    </style:style>
    <style:style style:name="Table7.A" style:family="table-column">
      <style:table-column-properties style:column-width="5.8833in"/>
    </style:style>
    <style:style style:name="Table7.1" style:family="table-row">
      <style:table-row-properties fo:keep-together="always"/>
    </style:style>
    <style:style style:name="Table7.A1" style:family="table-cell">
      <style:table-cell-properties style:vertical-align="top" fo:padding-left="0.075in" fo:padding-right="0.075in" fo:padding-top="0in" fo:padding-bottom="0in" fo:border="none" style:writing-mode="lr-tb"/>
    </style:style>
    <style:style style:name="Table1" style:family="table">
      <style:table-properties style:width="5.7104in" table:align="margins" style:writing-mode="lr-tb"/>
    </style:style>
    <style:style style:name="Table1.A" style:family="table-column">
      <style:table-column-properties style:column-width="5.7104in" style:rel-column-width="65535*"/>
    </style:style>
    <style:style style:name="Table1.A1" style:family="table-cell">
      <style:table-cell-properties fo:padding="0.0382in" fo:border-left="none" fo:border-right="none" fo:border-top="none" fo:border-bottom="0.05pt solid #000000"/>
    </style:style>
    <style:style style:name="P1" style:family="paragraph" style:parent-style-name="Footer">
      <style:paragraph-properties fo:margin-left="0in" fo:margin-right="0.25in" fo:text-align="start" style:justify-single-word="false" fo:text-indent="0in" style:auto-text-indent="false"/>
      <style:text-properties fo:language="el" fo:country="GR"/>
    </style:style>
    <style:style style:name="P2" style:family="paragraph" style:parent-style-name="Header">
      <style:text-properties fo:language="el" fo:country="GR"/>
    </style:style>
    <style:style style:name="P3" style:family="paragraph" style:parent-style-name="Footer">
      <style:text-properties fo:language="el" fo:country="GR"/>
    </style:style>
    <style:style style:name="P4" style:family="paragraph" style:parent-style-name="Standard">
      <style:paragraph-properties fo:text-align="center" style:justify-single-word="false"/>
      <style:text-properties style:font-name="Times New Roman" fo:font-size="11pt" fo:language="el" fo:country="GR" style:text-underline-style="none"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Times New Roman" fo:font-size="11pt" fo:language="el" fo:country="GR" style:text-underline-style="none" fo:font-weight="normal" officeooo:rsid="00090914" officeooo:paragraph-rsid="00090914"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Times New Roman" fo:font-size="11pt" fo:language="el" fo:country="GR" style:text-underline-style="none" fo:font-weight="normal" officeooo:rsid="00090914" officeooo:paragraph-rsid="001983d8"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mes New Roman" fo:font-size="11pt" fo:language="el" fo:country="GR" style:text-underline-style="none" fo:font-weight="normal" officeooo:rsid="00090914" officeooo:paragraph-rsid="001e9288"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Times New Roman" fo:font-size="11pt" fo:language="el" fo:country="GR" style:text-underline-style="none" fo:font-weight="normal" officeooo:rsid="001983d8" officeooo:paragraph-rsid="001983d8"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imes New Roman" fo:font-size="11pt" fo:language="el" fo:country="GR" style:text-underline-style="none" fo:font-weight="bold" officeooo:rsid="000c5408" officeooo:paragraph-rsid="00257e00" style:font-size-asian="11pt" style:font-weight-asian="bold" style:font-size-complex="11pt" style:font-weight-complex="bold"/>
    </style:style>
    <style:style style:name="P10" style:family="paragraph" style:parent-style-name="Standard">
      <style:text-properties style:font-name="Times New Roman" fo:font-size="11pt" fo:language="el" fo:country="GR" fo:font-weight="bold" style:font-size-asian="11pt" style:font-weight-asian="bold" style:font-size-complex="11pt"/>
    </style:style>
    <style:style style:name="P11" style:family="paragraph" style:parent-style-name="Standard">
      <style:paragraph-properties fo:text-align="justify" style:justify-single-word="false"/>
      <style:text-properties style:font-name="Times New Roman" fo:font-size="11pt" fo:language="el" fo:country="GR"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Times New Roman" fo:font-size="11pt" fo:language="el" fo:country="GR" style:font-size-asian="11pt" style:font-size-complex="11pt"/>
    </style:style>
    <style:style style:name="P13" style:family="paragraph" style:parent-style-name="Standard">
      <style:text-properties style:font-name="Times New Roman" fo:font-size="11pt" fo:language="el" fo:country="GR" style:font-size-asian="11pt" style:font-size-complex="11pt" style:font-weight-complex="normal"/>
    </style:style>
    <style:style style:name="P14" style:family="paragraph" style:parent-style-name="Standard">
      <style:paragraph-properties fo:text-align="start" style:justify-single-word="false"/>
      <style:text-properties style:font-name="Times New Roman" fo:font-size="11pt" fo:language="el" fo:country="GR" officeooo:paragraph-rsid="00191261" style:font-size-asian="11pt" style:font-size-complex="11pt"/>
    </style:style>
    <style:style style:name="P15" style:family="paragraph" style:parent-style-name="Standard">
      <style:text-properties style:font-name="Times New Roman" fo:font-size="11pt" fo:language="el" fo:country="GR" style:text-underline-style="solid" style:text-underline-width="auto" style:text-underline-color="font-color" fo:font-weight="bold" style:font-size-asian="11pt" style:font-weight-asian="bold" style:font-size-complex="11pt"/>
    </style:style>
    <style:style style:name="P16" style:family="paragraph" style:parent-style-name="Standard">
      <style:paragraph-properties fo:text-align="justify" style:justify-single-word="false"/>
      <style:text-properties style:font-name="Times New Roman" fo:font-size="11pt" fo:language="el" fo:country="GR"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Times New Roman" fo:font-size="11pt" fo:language="el" fo:country="GR" fo:font-weight="normal" officeooo:rsid="001983d8" officeooo:paragraph-rsid="00090914" style:font-size-asian="11pt" style:font-weight-asian="normal" style:font-size-complex="11pt" style:font-weight-complex="normal"/>
    </style:style>
    <style:style style:name="P18" style:family="paragraph" style:parent-style-name="Standard">
      <style:text-properties style:font-name="Times New Roman" fo:font-size="11pt" fo:language="el" fo:country="GR" style:font-name-asian="Times New Roman1" style:font-size-asian="11pt" style:font-name-complex="Times New Roman1" style:font-size-complex="11pt"/>
    </style:style>
    <style:style style:name="P19" style:family="paragraph" style:parent-style-name="Standard">
      <style:paragraph-properties fo:text-align="justify" style:justify-single-word="false"/>
      <style:text-properties style:font-name="Times New Roman" fo:font-size="11pt" fo:language="el" fo:country="GR" officeooo:rsid="001f9437" officeooo:paragraph-rsid="001f9437" style:font-name-asian="Times New Roman1" style:font-size-asian="11pt" style:font-name-complex="Times New Roman1" style:font-size-complex="11pt"/>
    </style:style>
    <style:style style:name="P20" style:family="paragraph" style:parent-style-name="Standard">
      <style:text-properties style:font-name="Times New Roman" fo:font-size="11pt" fo:language="en" fo:country="US" fo:font-weight="normal" officeooo:rsid="00217396" officeooo:paragraph-rsid="00217396"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fo:language="el" fo:country="GR" style:text-underline-style="none" fo:font-weight="bold" officeooo:paragraph-rsid="001f9437"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language="el" fo:country="GR" fo:font-style="normal" style:text-underline-style="none" fo:font-weight="bold" officeooo:paragraph-rsid="001e9288" style:font-style-asian="normal" style:font-weight-asian="bold" style:font-style-complex="normal" style:font-weight-complex="bold"/>
    </style:style>
    <style:style style:name="P23" style:family="paragraph" style:parent-style-name="Standard">
      <style:text-properties officeooo:paragraph-rsid="00217396"/>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in" fo:margin-right="0.052in" fo:text-align="justify" style:justify-single-word="false" fo:text-indent="0in" style:auto-text-indent="false"/>
      <style:text-properties style:font-name="Times New Roman" fo:font-size="11pt" fo:language="el" fo:country="GR" style:font-size-asian="11pt" style:font-size-complex="11pt"/>
    </style:style>
    <style:style style:name="P26" style:family="paragraph" style:parent-style-name="Text_20_body">
      <style:text-properties style:font-name="Times New Roman" fo:font-size="11pt" fo:language="el" fo:country="GR" officeooo:rsid="000c5408" officeooo:paragraph-rsid="000fe7c1" style:font-size-asian="11pt" style:font-size-complex="11pt"/>
    </style:style>
    <style:style style:name="P27" style:family="paragraph" style:parent-style-name="Text_20_body">
      <style:text-properties style:font-name="Times New Roman" fo:font-size="11pt" fo:language="el" fo:country="GR" fo:font-weight="bold" officeooo:paragraph-rsid="000fe7c1" style:font-size-asian="11pt" style:font-weight-asian="bold" style:font-size-complex="11pt"/>
    </style:style>
    <style:style style:name="P28" style:family="paragraph" style:parent-style-name="Standard">
      <style:paragraph-properties fo:padding-left="0in" fo:padding-right="0in" fo:padding-top="0in" fo:padding-bottom="0.0138in" fo:border-left="none" fo:border-right="none" fo:border-top="none" fo:border-bottom="0.51pt solid #000000">
        <style:tab-stops>
          <style:tab-stop style:position="0.25in"/>
        </style:tab-stops>
      </style:paragraph-properties>
      <style:text-properties style:font-name="Times New Roman" fo:font-size="11pt" fo:language="el" fo:country="GR" fo:font-weight="bold" officeooo:paragraph-rsid="00277175" style:font-size-asian="11pt" style:font-size-complex="11pt" style:font-weight-complex="normal"/>
    </style:style>
    <style:style style:name="P29" style:family="paragraph" style:parent-style-name="Heading" style:master-page-name="Standard">
      <style:paragraph-properties style:page-number="auto"/>
      <style:text-properties style:font-name="Times New Roman" fo:font-size="11pt" fo:language="el" fo:country="GR" style:font-size-asian="11pt" style:font-size-complex="11pt"/>
    </style:style>
    <style:style style:name="P30" style:family="paragraph" style:parent-style-name="Heading_20_1">
      <style:paragraph-properties fo:padding-left="0in" fo:padding-right="0in" fo:padding-top="0in" fo:padding-bottom="0.0138in" fo:border-left="none" fo:border-right="none" fo:border-top="none" fo:border-bottom="0.51pt solid #000000"/>
      <style:text-properties style:font-name="Times New Roman" fo:font-size="11pt" fo:language="el" fo:country="GR" style:text-underline-style="none" style:font-size-asian="11pt" style:font-size-complex="11pt"/>
    </style:style>
    <style:style style:name="P31" style:family="paragraph" style:parent-style-name="Heading_20_2">
      <style:paragraph-properties fo:padding="0in" fo:border-left="none" fo:border-right="none" fo:border-top="none" fo:border-bottom="0.51pt solid #000000">
        <style:tab-stops>
          <style:tab-stop style:position="0.25in"/>
        </style:tab-stops>
      </style:paragraph-properties>
      <style:text-properties style:font-name="Times New Roman" fo:font-size="11pt" fo:language="el" fo:country="GR" style:font-size-asian="11pt" style:font-size-complex="11pt" style:font-weight-complex="normal"/>
    </style:style>
    <style:style style:name="P32" style:family="paragraph" style:parent-style-name="Heading_20_2">
      <style:paragraph-properties fo:padding-left="0in" fo:padding-right="0in" fo:padding-top="0in" fo:padding-bottom="0.0138in" fo:border-left="none" fo:border-right="none" fo:border-top="none" fo:border-bottom="0.51pt solid #000000">
        <style:tab-stops>
          <style:tab-stop style:position="0.25in"/>
        </style:tab-stops>
      </style:paragraph-properties>
      <style:text-properties style:font-name="Times New Roman" fo:font-size="11pt" fo:language="el" fo:country="GR" style:font-size-asian="11pt" style:font-size-complex="11pt" style:font-weight-complex="normal"/>
    </style:style>
    <style:style style:name="P33" style:family="paragraph" style:parent-style-name="Heading_20_6">
      <style:paragraph-properties fo:margin-left="0.0417in" fo:margin-right="0in" fo:text-align="start" style:justify-single-word="false" fo:text-indent="0in" style:auto-text-indent="false"/>
      <style:text-properties style:font-name="Times New Roman" fo:font-size="11pt" fo:language="el" fo:country="GR" style:font-size-asian="11pt" style:font-size-complex="11pt"/>
    </style:style>
    <style:style style:name="P34" style:family="paragraph" style:parent-style-name="Standard">
      <style:paragraph-properties fo:text-align="justify" style:justify-single-word="false"/>
      <style:text-properties style:font-name="Times New Roman" fo:font-size="11pt" fo:language="el" fo:country="GR" officeooo:rsid="001f9437" officeooo:paragraph-rsid="00257e00" style:font-name-asian="Times New Roman1" style:font-size-asian="11pt" style:font-name-complex="Times New Roman1" style:font-size-complex="11pt"/>
    </style:style>
    <style:style style:name="P35" style:family="paragraph" style:parent-style-name="Standard">
      <style:paragraph-properties fo:text-align="justify" style:justify-single-word="false"/>
      <style:text-properties style:font-name="Times New Roman" fo:font-size="11pt" fo:language="el" fo:country="GR" officeooo:paragraph-rsid="0021415a" style:font-name-asian="Times New Roman1" style:font-size-asian="11pt" style:font-name-complex="Times New Roman1" style:font-size-complex="11pt"/>
    </style:style>
    <style:style style:name="P36" style:family="paragraph" style:parent-style-name="Standard">
      <style:paragraph-properties fo:text-align="justify" style:justify-single-word="false"/>
      <style:text-properties style:font-name="Times New Roman" fo:font-size="11pt" fo:language="el" fo:country="GR" style:text-underline-style="solid" style:text-underline-width="auto" style:text-underline-color="font-color" fo:font-weight="bold" officeooo:rsid="002e8338" officeooo:paragraph-rsid="002e8338" style:font-name-asian="Times New Roman1" style:font-size-asian="11pt" style:font-weight-asian="bold" style:font-name-complex="Times New Roman1" style:font-size-complex="11pt" style:font-weight-complex="bold"/>
    </style:style>
    <style:style style:name="P37" style:family="paragraph" style:parent-style-name="Standard">
      <style:paragraph-properties fo:text-align="justify" style:justify-single-word="false"/>
      <style:text-properties style:font-name="Times New Roman" fo:font-size="11pt" fo:language="el" fo:country="GR" officeooo:rsid="000c5408" officeooo:paragraph-rsid="00257e00" style:font-size-asian="11pt" style:font-size-complex="11pt"/>
    </style:style>
    <style:style style:name="P38" style:family="paragraph" style:parent-style-name="Standard">
      <style:paragraph-properties fo:text-align="justify" style:justify-single-word="false"/>
      <style:text-properties fo:language="el" fo:country="GR" fo:font-style="normal" style:text-underline-style="none" fo:font-weight="bold" officeooo:paragraph-rsid="002dad54"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officeooo:paragraph-rsid="002e8338"/>
    </style:style>
    <style:style style:name="P40" style:family="paragraph" style:parent-style-name="Standard">
      <style:paragraph-properties fo:text-align="justify" style:justify-single-word="false"/>
      <style:text-properties officeooo:paragraph-rsid="000ad846"/>
    </style:style>
    <style:style style:name="P41" style:family="paragraph" style:parent-style-name="Standard">
      <style:paragraph-properties fo:text-align="justify" style:justify-single-word="false"/>
      <style:text-properties fo:font-size="11pt" fo:language="el" fo:country="GR" officeooo:paragraph-rsid="002dad54" style:font-size-asian="11pt" style:font-size-complex="11pt"/>
    </style:style>
    <style:style style:name="P42" style:family="paragraph" style:parent-style-name="Standard">
      <style:paragraph-properties fo:text-align="justify" style:justify-single-word="false"/>
      <style:text-properties fo:font-size="11pt" fo:language="el" fo:country="GR" officeooo:paragraph-rsid="002efa14" style:font-size-asian="11pt" style:font-size-complex="11pt"/>
    </style:style>
    <style:style style:name="P43" style:family="paragraph" style:parent-style-name="Standard">
      <style:paragraph-properties fo:text-align="justify" style:justify-single-word="false"/>
      <style:text-properties fo:font-size="11pt" fo:language="el" fo:country="GR" officeooo:paragraph-rsid="00326f53" style:font-size-asian="11pt" style:font-size-complex="11pt"/>
    </style:style>
    <style:style style:name="P44" style:family="paragraph" style:parent-style-name="Standard">
      <style:paragraph-properties fo:text-align="justify" style:justify-single-word="false"/>
      <style:text-properties fo:font-size="11pt" fo:language="el" fo:country="GR" officeooo:rsid="001e9288" officeooo:paragraph-rsid="002efa14" style:font-size-asian="11pt" style:font-size-complex="11pt"/>
    </style:style>
    <style:style style:name="P45" style:family="paragraph" style:parent-style-name="Text_20_body" style:list-style-name="L1">
      <style:paragraph-properties fo:text-align="justify" style:justify-single-word="false"/>
      <style:text-properties officeooo:paragraph-rsid="00217396"/>
    </style:style>
    <style:style style:name="P46" style:family="paragraph" style:parent-style-name="Text_20_body" style:list-style-name="L1">
      <style:paragraph-properties fo:text-align="justify" style:justify-single-word="false"/>
      <style:text-properties fo:language="el" fo:country="GR" officeooo:paragraph-rsid="0019d0b4"/>
    </style:style>
    <style:style style:name="P47" style:family="paragraph" style:parent-style-name="Text_20_body" style:list-style-name="L1">
      <style:paragraph-properties fo:text-align="justify" style:justify-single-word="false"/>
      <style:text-properties fo:language="el" fo:country="GR" officeooo:paragraph-rsid="00113176"/>
    </style:style>
    <style:style style:name="P48" style:family="paragraph" style:parent-style-name="Text_20_body" style:list-style-name="L1">
      <style:paragraph-properties fo:text-align="justify" style:justify-single-word="false"/>
      <style:text-properties fo:language="el" fo:country="GR" officeooo:rsid="0012cb46" officeooo:paragraph-rsid="0012cb46"/>
    </style:style>
    <style:style style:name="P49" style:family="paragraph" style:parent-style-name="Text_20_body" style:list-style-name="L1">
      <style:paragraph-properties fo:text-align="justify" style:justify-single-word="false"/>
      <style:text-properties style:font-name="Times New Roman" fo:font-size="11pt" fo:language="el" fo:country="GR" officeooo:paragraph-rsid="001983d8" style:font-size-asian="11pt" style:font-size-complex="11pt"/>
    </style:style>
    <style:style style:name="P50" style:family="paragraph" style:parent-style-name="Text_20_body" style:list-style-name="L1">
      <style:paragraph-properties fo:text-align="justify" style:justify-single-word="false"/>
      <style:text-properties style:font-name="Times New Roman" fo:font-size="11pt" fo:language="el" fo:country="GR" officeooo:rsid="00113176" officeooo:paragraph-rsid="0012cb46" style:font-size-asian="11pt" style:font-size-complex="11pt"/>
    </style:style>
    <style:style style:name="P51" style:family="paragraph" style:parent-style-name="Text_20_body" style:list-style-name="L1">
      <style:paragraph-properties fo:text-align="justify" style:justify-single-word="false"/>
      <style:text-properties style:font-name="Times New Roman" fo:font-size="11pt" fo:language="el" fo:country="GR" officeooo:rsid="0012cb46" officeooo:paragraph-rsid="001499f4" style:font-size-asian="11pt" style:font-size-complex="11pt"/>
    </style:style>
    <style:style style:name="P52" style:family="paragraph" style:parent-style-name="Text_20_body">
      <style:text-properties style:font-name="Times New Roman" fo:font-size="11pt" fo:language="el" fo:country="GR" officeooo:rsid="000c5408" officeooo:paragraph-rsid="0033c0d4" style:font-size-asian="11pt" style:font-size-complex="11pt"/>
    </style:style>
    <style:style style:name="P53" style:family="paragraph" style:parent-style-name="Text_20_body">
      <style:text-properties style:font-name="Times New Roman" fo:font-size="11pt" fo:language="el" fo:country="GR" officeooo:rsid="000c5408" officeooo:paragraph-rsid="000fe7c1" style:font-size-asian="11pt" style:font-size-complex="11pt"/>
    </style:style>
    <style:style style:name="P54" style:family="paragraph" style:parent-style-name="Text_20_body">
      <style:text-properties style:font-name="Times New Roman" fo:font-size="11pt" fo:language="el" fo:country="GR" fo:font-weight="bold" officeooo:paragraph-rsid="000fe7c1" style:font-size-asian="11pt" style:font-weight-asian="bold" style:font-size-complex="11pt"/>
    </style:style>
    <style:style style:name="T1" style:family="text">
      <style:text-properties fo:language="el" fo:country="GR"/>
    </style:style>
    <style:style style:name="T2" style:family="text">
      <style:text-properties fo:language="el" fo:country="GR" fo:font-weight="normal" officeooo:rsid="00113176"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499f4" style:font-weight-asian="bold" style:font-weight-complex="bold"/>
    </style:style>
    <style:style style:name="T6" style:family="text">
      <style:text-properties fo:font-weight="bold" officeooo:rsid="000c5408" style:font-weight-asian="bold" style:font-weight-complex="bold"/>
    </style:style>
    <style:style style:name="T7" style:family="text">
      <style:text-properties fo:font-weight="bold" officeooo:rsid="000fe7c1" style:font-weight-asian="bold" style:font-weight-complex="bold"/>
    </style:style>
    <style:style style:name="T8" style:family="text">
      <style:text-properties fo:font-weight="bold" officeooo:rsid="001983d8" style:font-weight-asian="bold" style:font-weight-complex="bold"/>
    </style:style>
    <style:style style:name="T9" style:family="text">
      <style:text-properties fo:font-weight="bold" officeooo:rsid="001983d8"/>
    </style:style>
    <style:style style:name="T10" style:family="text">
      <style:text-properties fo:font-weight="bold" style:font-weight-complex="normal"/>
    </style:style>
    <style:style style:name="T11" style:family="text">
      <style:text-properties fo:font-weight="bold" officeooo:rsid="001983d8" style:font-weight-complex="normal"/>
    </style:style>
    <style:style style:name="T12" style:family="text">
      <style:text-properties style:font-name="Times New Roman" fo:font-size="11pt" fo:language="el" fo:country="GR" style:font-size-asian="11pt" style:font-size-complex="11pt"/>
    </style:style>
    <style:style style:name="T13" style:family="text">
      <style:text-properties style:font-name="Times New Roman" fo:font-size="11pt" fo:language="el" fo:country="GR" officeooo:rsid="000ad846" style:font-size-asian="11pt" style:font-size-complex="11pt"/>
    </style:style>
    <style:style style:name="T14" style:family="text">
      <style:text-properties style:font-name="Times New Roman" fo:font-size="11pt" fo:language="el" fo:country="GR" officeooo:rsid="002d35d2" style:font-size-asian="11pt" style:font-size-complex="11pt"/>
    </style:style>
    <style:style style:name="T15" style:family="text">
      <style:text-properties style:font-name="Times New Roman" fo:font-size="11pt" fo:language="el" fo:country="GR" officeooo:rsid="002dad54" style:font-size-asian="11pt" style:font-size-complex="11pt"/>
    </style:style>
    <style:style style:name="T16" style:family="text">
      <style:text-properties style:font-name="Times New Roman" fo:font-size="11pt" fo:language="el" fo:country="GR" fo:font-weight="bold" style:font-size-asian="11pt" style:font-weight-asian="bold" style:font-size-complex="11pt" style:font-weight-complex="bold"/>
    </style:style>
    <style:style style:name="T17" style:family="text">
      <style:text-properties style:font-name="Times New Roman" fo:font-size="11pt" fo:language="el" fo:country="GR" fo:font-weight="bold" officeooo:rsid="0021415a" style:font-size-asian="11pt" style:font-weight-asian="bold" style:font-size-complex="11pt" style:font-weight-complex="bold"/>
    </style:style>
    <style:style style:name="T18" style:family="text">
      <style:text-properties style:font-name="Times New Roman" fo:font-size="11pt" fo:language="el" fo:country="GR" fo:font-weight="normal" officeooo:rsid="00113176" style:font-size-asian="11pt" style:font-weight-asian="normal" style:font-size-complex="11pt" style:font-weight-complex="normal"/>
    </style:style>
    <style:style style:name="T19" style:family="text">
      <style:text-properties style:font-name="Times New Roman" fo:font-size="11pt" fo:language="el" fo:country="GR" fo:font-weight="normal" officeooo:rsid="001983d8" style:font-size-asian="11pt" style:font-weight-asian="normal" style:font-size-complex="11pt" style:font-weight-complex="normal"/>
    </style:style>
    <style:style style:name="T20" style:family="text">
      <style:text-properties style:font-name="Times New Roman" fo:font-size="11pt" fo:language="el" fo:country="GR" style:font-name-asian="Times New Roman1" style:font-size-asian="11pt" style:font-name-complex="Times New Roman1" style:font-size-complex="11pt"/>
    </style:style>
    <style:style style:name="T21" style:family="text">
      <style:text-properties style:font-name="Times New Roman" fo:font-size="11pt" fo:language="el" fo:country="GR" officeooo:rsid="001e9288" style:font-name-asian="Times New Roman1" style:font-size-asian="11pt" style:font-name-complex="Times New Roman1" style:font-size-complex="11pt"/>
    </style:style>
    <style:style style:name="T22" style:family="text">
      <style:text-properties style:font-name="Times New Roman" fo:font-size="11pt" fo:language="el" fo:country="GR" officeooo:rsid="000ad846" style:font-name-asian="Times New Roman1" style:font-size-asian="11pt" style:font-name-complex="Times New Roman1" style:font-size-complex="11pt"/>
    </style:style>
    <style:style style:name="T23" style:family="text">
      <style:text-properties style:font-name="Times New Roman" fo:font-size="11pt" fo:language="el" fo:country="GR" officeooo:rsid="00239b19" style:font-name-asian="Times New Roman1" style:font-size-asian="11pt" style:font-name-complex="Times New Roman1" style:font-size-complex="11pt"/>
    </style:style>
    <style:style style:name="T24" style:family="text">
      <style:text-properties style:font-name="Times New Roman" fo:font-size="11pt" fo:language="el" fo:country="GR" officeooo:rsid="002dad54" style:font-name-asian="Times New Roman1" style:font-size-asian="11pt" style:font-name-complex="Times New Roman1" style:font-size-complex="11pt"/>
    </style:style>
    <style:style style:name="T25" style:family="text">
      <style:text-properties style:font-name="Times New Roman" fo:font-size="11pt" fo:language="el" fo:country="GR" officeooo:rsid="001f9437" style:font-name-asian="Times New Roman1" style:font-size-asian="11pt" style:font-name-complex="Times New Roman1" style:font-size-complex="11pt"/>
    </style:style>
    <style:style style:name="T26" style:family="text">
      <style:text-properties style:font-name="Times New Roman" fo:font-size="11pt" fo:language="el" fo:country="GR" officeooo:rsid="002e8338" style:font-name-asian="Times New Roman1" style:font-size-asian="11pt" style:font-name-complex="Times New Roman1" style:font-size-complex="11pt"/>
    </style:style>
    <style:style style:name="T27" style:family="text">
      <style:text-properties style:font-name="Times New Roman" fo:font-size="11pt" fo:language="en" fo:country="US" fo:font-weight="bold" officeooo:rsid="0021415a" style:font-size-asian="11pt" style:font-weight-asian="bold" style:font-size-complex="11pt" style:font-weight-complex="bold"/>
    </style:style>
    <style:style style:name="T28" style:family="text">
      <style:text-properties style:font-name="Times New Roman" fo:font-size="11pt" fo:language="en" fo:country="US" officeooo:rsid="0021415a" style:font-size-asian="11pt" style:font-size-complex="11pt"/>
    </style:style>
    <style:style style:name="T29" style:family="text">
      <style:text-properties style:font-name="Times New Roman" fo:font-size="11pt" officeooo:rsid="001e9288" style:font-name-asian="Times New Roman1" style:font-size-asian="11pt" style:font-name-complex="Times New Roman1" style:font-size-complex="11pt"/>
    </style:style>
    <style:style style:name="T30" style:family="text">
      <style:text-properties style:font-name="Times New Roman" fo:font-size="11pt" fo:font-weight="bold" style:font-size-asian="11pt" style:font-weight-asian="bold" style:font-size-complex="11pt" style:font-weight-complex="bold"/>
    </style:style>
    <style:style style:name="T31" style:family="text">
      <style:text-properties style:font-name="Times New Roman" fo:font-size="11pt" fo:font-weight="bold" officeooo:rsid="000c5408" style:font-size-asian="11pt" style:font-weight-asian="bold" style:font-size-complex="11pt" style:font-weight-complex="bold"/>
    </style:style>
    <style:style style:name="T32" style:family="text">
      <style:text-properties style:font-name="Times New Roman" fo:font-size="11pt" fo:font-weight="bold" officeooo:rsid="000fe7c1" style:font-size-asian="11pt" style:font-weight-asian="bold" style:font-size-complex="11pt" style:font-weight-complex="bold"/>
    </style:style>
    <style:style style:name="T33" style:family="text">
      <style:text-properties style:font-name="Times New Roman" fo:font-size="11pt" fo:font-weight="bold" officeooo:rsid="001983d8" style:font-size-asian="11pt" style:font-weight-asian="bold" style:font-size-complex="11pt" style:font-weight-complex="bold"/>
    </style:style>
    <style:style style:name="T34" style:family="text">
      <style:text-properties style:font-name="Times New Roman" fo:font-size="11pt" fo:font-weight="bold" officeooo:rsid="0021415a" style:font-size-asian="11pt" style:font-weight-asian="bold" style:font-size-complex="11pt" style:font-weight-complex="bold"/>
    </style:style>
    <style:style style:name="T35" style:family="text">
      <style:text-properties style:font-name="Times New Roman" fo:font-size="11pt" fo:font-weight="bold" officeooo:rsid="001499f4" style:font-size-asian="11pt" style:font-weight-asian="bold" style:font-size-complex="11pt" style:font-weight-complex="bold"/>
    </style:style>
    <style:style style:name="T36" style:family="text">
      <style:text-properties style:font-name="Times New Roman" fo:font-size="11pt" fo:font-weight="bold" officeooo:rsid="00113176" style:font-size-asian="11pt" style:font-weight-asian="bold" style:font-size-complex="11pt" style:font-weight-complex="bold"/>
    </style:style>
    <style:style style:name="T37" style:family="text">
      <style:text-properties style:font-name="Times New Roman" fo:font-size="11pt" fo:font-weight="normal" officeooo:rsid="000fe7c1" style:font-size-asian="11pt" style:font-weight-asian="normal" style:font-size-complex="11pt" style:font-weight-complex="normal"/>
    </style:style>
    <style:style style:name="T38" style:family="text">
      <style:text-properties style:font-name="Times New Roman" fo:font-size="11pt" fo:font-weight="normal" officeooo:rsid="00113176" style:font-size-asian="11pt" style:font-weight-asian="normal" style:font-size-complex="11pt" style:font-weight-complex="normal"/>
    </style:style>
    <style:style style:name="T39" style:family="text">
      <style:text-properties style:font-name="Times New Roman" fo:font-size="11pt" fo:font-weight="normal" officeooo:rsid="0019d0b4" style:font-size-asian="11pt" style:font-weight-asian="normal" style:font-size-complex="11pt" style:font-weight-complex="normal"/>
    </style:style>
    <style:style style:name="T40" style:family="text">
      <style:text-properties style:font-name="Times New Roman" fo:font-size="11pt" fo:font-weight="normal" officeooo:rsid="0021415a" style:font-size-asian="11pt" style:font-weight-asian="normal" style:font-size-complex="11pt" style:font-weight-complex="normal"/>
    </style:style>
    <style:style style:name="T41" style:family="text">
      <style:text-properties style:font-name="Times New Roman" fo:font-size="11pt" style:font-size-asian="11pt" style:font-size-complex="11pt"/>
    </style:style>
    <style:style style:name="T42" style:family="text">
      <style:text-properties style:font-name="Times New Roman" fo:font-size="11pt" officeooo:rsid="000fe7c1" style:font-size-asian="11pt" style:font-size-complex="11pt"/>
    </style:style>
    <style:style style:name="T43" style:family="text">
      <style:text-properties style:font-name="Times New Roman" fo:font-size="11pt" officeooo:rsid="00113176" style:font-size-asian="11pt" style:font-size-complex="11pt"/>
    </style:style>
    <style:style style:name="T44" style:family="text">
      <style:text-properties style:font-name="Times New Roman" fo:language="en" fo:country="US" style:font-name-asian="Times New Roman1" style:font-name-complex="Times New Roman1"/>
    </style:style>
    <style:style style:name="T45" style:family="text">
      <style:text-properties style:font-name="Times New Roman" fo:language="en" fo:country="US" officeooo:rsid="001f9437" style:font-name-asian="Times New Roman1" style:font-name-complex="Times New Roman1"/>
    </style:style>
    <style:style style:name="T46" style:family="text">
      <style:text-properties style:font-name="Times New Roman" fo:language="en" fo:country="US" officeooo:rsid="002efa14" style:font-name-asian="Times New Roman1" style:font-name-complex="Times New Roman1"/>
    </style:style>
    <style:style style:name="T47" style:family="text">
      <style:text-properties style:font-name="Times New Roman" fo:language="en" fo:country="US" officeooo:rsid="002dad54" style:font-name-asian="Times New Roman1" style:font-name-complex="Times New Roman1"/>
    </style:style>
    <style:style style:name="T48" style:family="text">
      <style:text-properties style:font-name="Times New Roman" fo:language="en" fo:country="US" officeooo:rsid="0030a997" style:font-name-asian="Times New Roman1" style:font-name-complex="Times New Roman1"/>
    </style:style>
    <style:style style:name="T49" style:family="text">
      <style:text-properties style:font-name="Times New Roman" style:font-name-asian="Times New Roman1" style:font-name-complex="Times New Roman1"/>
    </style:style>
    <style:style style:name="T50" style:family="text">
      <style:text-properties style:font-name="Times New Roman" officeooo:rsid="001e9288" style:font-name-asian="Times New Roman1" style:font-name-complex="Times New Roman1"/>
    </style:style>
    <style:style style:name="T51" style:family="text">
      <style:text-properties style:font-name="Times New Roman" officeooo:rsid="0021415a" style:font-name-asian="Times New Roman1" style:font-name-complex="Times New Roman1"/>
    </style:style>
    <style:style style:name="T52" style:family="text">
      <style:text-properties style:font-name="Times New Roman" officeooo:rsid="001ee262" style:font-name-asian="Times New Roman1" style:font-name-complex="Times New Roman1"/>
    </style:style>
    <style:style style:name="T53" style:family="text">
      <style:text-properties style:font-name="Times New Roman" officeooo:rsid="0020eda1" style:font-name-asian="Times New Roman1" style:font-name-complex="Times New Roman1"/>
    </style:style>
    <style:style style:name="T54" style:family="text">
      <style:text-properties style:font-name="Times New Roman" officeooo:rsid="001f9437" style:font-name-asian="Times New Roman1" style:font-name-complex="Times New Roman1"/>
    </style:style>
    <style:style style:name="T55" style:family="text">
      <style:text-properties style:font-name="Times New Roman" officeooo:rsid="002dad54" style:font-name-asian="Times New Roman1" style:font-name-complex="Times New Roman1"/>
    </style:style>
    <style:style style:name="T56" style:family="text">
      <style:text-properties style:font-name="Times New Roman" officeooo:rsid="002e8338" style:font-name-asian="Times New Roman1" style:font-name-complex="Times New Roman1"/>
    </style:style>
    <style:style style:name="T57" style:family="text">
      <style:text-properties style:font-name="Times New Roman" officeooo:rsid="002efa14" style:font-name-asian="Times New Roman1" style:font-name-complex="Times New Roman1"/>
    </style:style>
    <style:style style:name="T58" style:family="text">
      <style:text-properties style:font-name="Times New Roman" officeooo:rsid="00326f53" style:font-name-asian="Times New Roman1" style:font-name-complex="Times New Roman1"/>
    </style:style>
    <style:style style:name="T59" style:family="text">
      <style:text-properties style:font-name="Times New Roman" style:text-underline-style="none" fo:font-weight="normal" officeooo:rsid="001e9288" style:font-name-asian="Times New Roman1" style:font-weight-asian="normal" style:font-name-complex="Times New Roman1" style:font-weight-complex="normal"/>
    </style:style>
    <style:style style:name="T60" style:family="text">
      <style:text-properties style:font-name="Times New Roman" style:text-underline-style="none" fo:font-weight="normal" officeooo:rsid="001ee262" style:font-name-asian="Times New Roman1" style:font-weight-asian="normal" style:font-name-complex="Times New Roman1" style:font-weight-complex="normal"/>
    </style:style>
    <style:style style:name="T61" style:family="text">
      <style:text-properties style:font-name="Times New Roman" style:text-underline-style="none" fo:font-weight="normal" officeooo:rsid="0021415a" style:font-name-asian="Times New Roman1" style:font-weight-asian="normal" style:font-name-complex="Times New Roman1" style:font-weight-complex="normal"/>
    </style:style>
    <style:style style:name="T62" style:family="text">
      <style:text-properties style:font-name="Times New Roman" style:text-underline-style="none" fo:font-weight="normal" officeooo:rsid="00239b19" style:font-name-asian="Times New Roman1" style:font-weight-asian="normal" style:font-name-complex="Times New Roman1" style:font-weight-complex="normal"/>
    </style:style>
    <style:style style:name="T63" style:family="text">
      <style:text-properties style:font-name="Times New Roman" style:text-underline-style="none" fo:font-weight="normal" officeooo:rsid="002e8338" style:font-name-asian="Times New Roman1" style:font-weight-asian="normal" style:font-name-complex="Times New Roman1" style:font-weight-complex="normal"/>
    </style:style>
    <style:style style:name="T64" style:family="text">
      <style:text-properties style:font-name="Times New Roman" style:text-underline-style="none" fo:font-weight="normal" officeooo:rsid="002efa14" style:font-name-asian="Times New Roman1" style:font-weight-asian="normal" style:font-name-complex="Times New Roman1" style:font-weight-complex="normal"/>
    </style:style>
    <style:style style:name="T65" style:family="text">
      <style:text-properties style:font-name="Times New Roman" style:text-underline-style="none" fo:font-weight="normal" officeooo:rsid="00326f53" style:font-name-asian="Times New Roman1" style:font-weight-asian="normal" style:font-name-complex="Times New Roman1" style:font-weight-complex="normal"/>
    </style:style>
    <style:style style:name="T66" style:family="text">
      <style:text-properties style:font-name="Times New Roman" style:text-underline-style="none" fo:font-weight="bold" officeooo:rsid="001e9288" style:font-name-asian="Times New Roman1" style:font-weight-asian="bold" style:font-name-complex="Times New Roman1" style:font-weight-complex="bold"/>
    </style:style>
    <style:style style:name="T67" style:family="text">
      <style:text-properties style:font-name="Times New Roman" style:text-underline-style="none" fo:font-weight="bold" officeooo:rsid="001ee262" style:font-name-asian="Times New Roman1" style:font-weight-asian="bold" style:font-name-complex="Times New Roman1" style:font-weight-complex="bold"/>
    </style:style>
    <style:style style:name="T68" style:family="text">
      <style:text-properties fo:font-style="italic"/>
    </style:style>
    <style:style style:name="T69" style:family="text">
      <style:text-properties officeooo:rsid="00090914"/>
    </style:style>
    <style:style style:name="T70" style:family="text">
      <style:text-properties officeooo:rsid="00113176"/>
    </style:style>
    <style:style style:name="T71" style:family="text">
      <style:text-properties fo:font-weight="normal" style:font-weight-asian="normal" style:font-weight-complex="normal"/>
    </style:style>
    <style:style style:name="T72" style:family="text">
      <style:text-properties fo:font-weight="normal" officeooo:rsid="000fe7c1" style:font-weight-asian="normal" style:font-weight-complex="normal"/>
    </style:style>
    <style:style style:name="T73" style:family="text">
      <style:text-properties fo:font-weight="normal" officeooo:rsid="00113176" style:font-weight-asian="normal" style:font-weight-complex="normal"/>
    </style:style>
    <style:style style:name="T74" style:family="text">
      <style:text-properties fo:font-weight="normal" officeooo:rsid="001983d8" style:font-weight-asian="normal" style:font-weight-complex="normal"/>
    </style:style>
    <style:style style:name="T75" style:family="text">
      <style:text-properties fo:font-weight="normal" officeooo:rsid="00257e00" style:font-name-asian="Times New Roman1" style:font-weight-asian="normal" style:font-name-complex="Times New Roman1" style:font-weight-complex="normal"/>
    </style:style>
    <style:style style:name="T76" style:family="text">
      <style:text-properties fo:font-weight="normal" officeooo:rsid="00326f53" style:font-name-asian="Times New Roman1" style:font-weight-asian="normal" style:font-name-complex="Times New Roman1" style:font-weight-complex="normal"/>
    </style:style>
    <style:style style:name="T77" style:family="text">
      <style:text-properties officeooo:rsid="001499f4"/>
    </style:style>
    <style:style style:name="T78" style:family="text">
      <style:text-properties officeooo:rsid="001983d8"/>
    </style:style>
    <style:style style:name="T79" style:family="text">
      <style:text-properties fo:color="#000000" loext:opacity="100%" fo:font-weight="normal" officeooo:rsid="00113176" style:font-weight-asian="normal" style:font-name-complex="Arial" style:font-weight-complex="normal"/>
    </style:style>
    <style:style style:name="T80" style:family="text">
      <style:text-properties fo:color="#000000" loext:opacity="100%" fo:font-weight="normal" officeooo:rsid="001499f4" style:font-weight-asian="normal" style:font-name-complex="Arial" style:font-weight-complex="normal"/>
    </style:style>
    <style:style style:name="T81" style:family="text">
      <style:text-properties officeooo:rsid="0019d4e0"/>
    </style:style>
    <style:style style:name="T82" style:family="text">
      <style:text-properties style:use-window-font-color="true" loext:opacity="0%" style:font-name="Times New Roman" officeooo:rsid="001f9437" style:font-name-asian="Times New Roman1" style:font-name-complex="Times New Roman1" style:language-complex="ar" style:country-complex="SA"/>
    </style:style>
    <style:style style:name="T83" style:family="text">
      <style:text-properties style:use-window-font-color="true" loext:opacity="0%" style:font-name="Times New Roman" officeooo:rsid="002dad54" style:font-name-asian="Times New Roman1" style:font-name-complex="Times New Roman1" style:language-complex="ar" style:country-complex="SA"/>
    </style:style>
    <style:style style:name="T84" style:family="text">
      <style:text-properties style:use-window-font-color="true" loext:opacity="0%" style:font-name="Times New Roman" officeooo:rsid="00326f53" style:font-name-asian="Times New Roman1" style:font-name-complex="Times New Roman1" style:language-complex="ar" style:country-complex="SA"/>
    </style:style>
    <style:style style:name="T85" style:family="text">
      <style:text-properties style:use-window-font-color="true" loext:opacity="0%" style:font-name="Times New Roman" fo:font-size="11pt" fo:language="el" fo:country="GR" officeooo:rsid="002dad54" style:font-name-asian="Times New Roman1" style:font-size-asian="11pt" style:font-name-complex="Times New Roman1" style:font-size-complex="11pt" style:language-complex="ar" style:country-complex="SA"/>
    </style:style>
    <style:style style:name="T86" style:family="text">
      <style:text-properties style:use-window-font-color="true" loext:opacity="0%" officeooo:rsid="001bd1ac" style:font-name-asian="Times New Roman" style:font-name-complex="Times New Roman" style:language-complex="ar" style:country-complex="SA"/>
    </style:style>
    <style:style style:name="T87" style:family="text">
      <style:text-properties style:use-window-font-color="true" loext:opacity="0%" officeooo:rsid="002c2de9" style:font-name-asian="Times New Roman" style:font-name-complex="Times New Roman" style:language-complex="ar" style:country-complex="SA"/>
    </style:style>
    <style:style style:name="T88" style:family="text">
      <style:text-properties style:use-window-font-color="true" loext:opacity="0%" fo:font-weight="normal" officeooo:rsid="00326f53" style:font-name-asian="Times New Roman1" style:font-weight-asian="normal" style:font-name-complex="Times New Roman1" style:language-complex="ar" style:country-complex="SA" style:font-weight-complex="normal"/>
    </style:style>
    <style:style style:name="T89" style:family="text">
      <style:text-properties style:use-window-font-color="true" loext:opacity="0%" style:text-underline-style="none" fo:font-weight="normal" officeooo:rsid="00326f53" style:font-name-asian="Times New Roman1" style:font-weight-asian="normal" style:font-name-complex="Times New Roman1" style:language-complex="ar" style:country-complex="SA" style:font-weight-complex="normal"/>
    </style:style>
    <style:style style:name="T90" style:family="text">
      <style:text-properties style:use-window-font-color="true" loext:opacity="0%" fo:font-weight="bold" officeooo:rsid="0033c0d4" style:font-name-asian="Times New Roman" style:font-name-complex="Times New Roman" style:language-complex="ar" style:country-complex="SA" style:font-weight-complex="normal"/>
    </style:style>
    <style:style style:name="T91" style:family="text">
      <style:text-properties fo:language="en" fo:country="US" fo:font-weight="normal" officeooo:rsid="00257e00" style:font-name-asian="Times New Roman1" style:font-weight-asian="normal" style:font-name-complex="Times New Roman1" style:font-weight-complex="normal"/>
    </style:style>
    <style:style style:name="T92" style:family="text">
      <style:text-properties fo:language="en" fo:country="US" officeooo:rsid="00232e46"/>
    </style:style>
    <style:style style:name="T93" style:family="text">
      <style:text-properties fo:language="en" fo:country="US" officeooo:rsid="00257e00" style:font-name-asian="Times New Roman1" style:font-name-complex="Times New Roman1"/>
    </style:style>
    <style:style style:name="T94" style:family="text">
      <style:text-properties fo:language="en" fo:country="US" style:text-underline-style="none" fo:font-weight="normal" officeooo:rsid="00257e00" style:font-name-asian="Times New Roman1" style:font-weight-asian="normal" style:font-name-complex="Times New Roman1" style:font-weight-complex="normal"/>
    </style:style>
    <style:style style:name="T95" style:family="text">
      <style:text-properties officeooo:rsid="001e9288"/>
    </style:style>
    <style:style style:name="T96" style:family="text">
      <style:text-properties officeooo:rsid="00232e46"/>
    </style:style>
    <style:style style:name="T97" style:family="text">
      <style:text-properties officeooo:rsid="001f9437" style:font-name-asian="Times New Roman1" style:font-name-complex="Times New Roman1"/>
    </style:style>
    <style:style style:name="T98" style:family="text">
      <style:text-properties officeooo:rsid="00257e00" style:font-name-asian="Times New Roman1" style:font-name-complex="Times New Roman1"/>
    </style:style>
    <style:style style:name="T99" style:family="text">
      <style:text-properties officeooo:rsid="00239b19" style:font-name-asian="Times New Roman1" style:font-name-complex="Times New Roman1"/>
    </style:style>
    <style:style style:name="T100" style:family="text">
      <style:text-properties officeooo:rsid="00326f53" style:font-name-asian="Times New Roman1" style:font-name-complex="Times New Roman1"/>
    </style:style>
    <style:style style:name="T101" style:family="text">
      <style:text-properties officeooo:rsid="002b3f33"/>
    </style:style>
    <style:style style:name="T102" style:family="text">
      <style:text-properties officeooo:rsid="002c2de9"/>
    </style:style>
    <style:style style:name="T103" style:family="text">
      <style:text-properties officeooo:rsid="002ceb72"/>
    </style:style>
    <style:style style:name="T104" style:family="text">
      <style:text-properties style:text-underline-style="none" fo:font-weight="normal" officeooo:rsid="00257e00" style:font-name-asian="Times New Roman1" style:font-weight-asian="normal" style:font-name-complex="Times New Roman1" style:font-weight-complex="normal"/>
    </style:style>
    <style:style style:name="T105" style:family="text">
      <style:text-properties style:text-underline-style="none" fo:font-weight="normal" officeooo:rsid="00326f53" style:font-name-asian="Times New Roman1" style:font-weight-asian="normal" style:font-name-complex="Times New Roman1" style:font-weight-complex="normal"/>
    </style:style>
    <style:style style:name="T106" style:family="text">
      <style:text-properties officeooo:rsid="0033c0d4"/>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ΒΙΟΓΡΑΦΙΚΟ ΣΗΜΕΙΩΜΑ</text:p>
      <text:p text:style-name="P4"/>
      <text:p text:style-name="P4"><text:span text:style-name="T69">Μάρκος </text:span>Κ<text:span text:style-name="T69">αραμπάτσης</text:span> <text:span text:style-name="T69">(ΕΔΙΠ)</text:span></text:p>
      <text:p text:style-name="P6">Εθνικό Μετσόβιο Πολυτεχνείο</text:p>
      <text:p text:style-name="P8">Κέντρο Ηλεκτρονικών Υπολογιστών</text:p>
      <text:p text:style-name="P8"><text:span text:style-name="Internet_20_link">marka@central.ntua.gr</text:span></text:p>
      <text:p text:style-name="P5"/>
      <text:p text:style-name="P7">Ο Μάρκος Καραμπάτσης γεννήθηκε στην <text:span text:style-name="T81">Αθήνα</text:span> το 19<text:span text:style-name="T81">73, </text:span>ανήκει <text:span text:style-name="T101">στο </text:span>Ειδικ<text:span text:style-name="T101">ό</text:span> Διδακτικ<text:span text:style-name="T101">ό</text:span> Προσωπικ<text:span text:style-name="T101">ό</text:span> (ΕΔΙΠ) της Σχολής <text:span text:style-name="T86">Πολιτικών Μηχανικών </text:span>του Εθνικού Μετσόβιου Πολυτεχνείου και εργάζεται από το 2001 στο Κέντρο Ηλεκτρονικών Υπολογιστών. Στα πλαίσια των καθηκόντων του <text:span text:style-name="T102">μεταξύ άλλων συμπεριλαμβάνονται </text:span><text:span text:style-name="T87">η</text:span> κάλυψη των βασικών αξόνων (τεχνικών και εκπαιδευτικών) στους οποίους κινείται το ΚΗΥ, επιγραμματικά αναφέρουμε: α) εκπαιδευτική και ερευνητική υποστήριξη της Ακαδημαϊκής Κοινότητας, μέσω της διαχειρίσεις ειδικών λογισμικών για μηχανικούς, β) διαχείριση των Υπολογιστικών Συστημάτων (υλικού &amp; λογισμικού) του ΚΗΥ και των Υπηρεσιών του, <text:span text:style-name="T95">γ</text:span>) τεχνική υποστήριξη της Ακαδημαϊκής Κοινότητας, <text:span text:style-name="T95">δ</text:span>) διαχείριση των τριών Διατμηματικών εργαστηρίων (Δ.Ε.Π.Υ. Α, Δ.Ε.Π.Υ. Β, Δ.Ε.Π.Υ. Γ, συνολικά 105 θέσεων εργασίας) για την οριζόντια κάλυψη των αναγκών σε αίθουσες διδασκαλίας, ε) ανάπτυξη εξειδικευμένων διαδικτυακών εφαρμογών για τις ανάγκες της έρευνας και της εκπαίδευσης στο ΕΜΠ. Το συγγραφικό του έργο περιλαμβάνει 1 κεφάλαιο σε βιβλίο διεθνούς εκδοτικού οίκου, 3 άρθρα σε διεθν<text:span text:style-name="T103">ή</text:span> συνέδρια <text:span text:style-name="T103">και</text:span> <text:span text:style-name="T96">1 </text:span><text:span text:style-name="T92">technical report</text:span>.</text:p>
      <text:p text:style-name="P17"/>
      <text:p text:style-name="P14"/>
      <text:h text:style-name="P30" text:outline-level="1"><text:span text:style-name="T3">Τ</text:span><text:span text:style-name="T9">ΙΤΛΟΙ ΣΠΟΥΔΩΝ</text:span></text:h>
      <text:p text:style-name="P11"/>
      <text:p text:style-name="P12"><text:span text:style-name="T4">Master of Science</text:span> in Information Systems, Brunel University, Μεγάλη Βρετανία </text:p>
      <text:p text:style-name="P12"/>
      <text:p text:style-name="P24"><text:span text:style-name="T16">Πτυχίο τμήματος Πληροφορικής</text:span><text:span text:style-name="T12">, Οικονομικού Πανεπιστήμιο Αθηνών (ΑΣΟΕΕ)</text:span></text:p>
      <text:p text:style-name="P13"/>
      <text:p text:style-name="P13"/>
      <text:p text:style-name="P28">ΕΠΑΓΓΕΛΜΑΤΙΚΉ<text:span text:style-name="T78"> ΕΜΠΕΙΡΊΑ</text:span></text:p>
      <text:p text:style-name="P39"><text:span text:style-name="T12">Στα πλαίσια των καθηκόντων </text:span><text:span text:style-name="T15">τ</text:span><text:span text:style-name="T12">ου στο Κέντρο Ηλεκτρονικών Υπολογιστών (ΚΗΥ), από το 2001, </text:span><text:span text:style-name="T13">συμμετέχ</text:span><text:span text:style-name="T14">ει</text:span><text:span text:style-name="T13"> στη προσπάθεια του ΚΗΥ να </text:span><text:span text:style-name="T20">καθιερώ</text:span><text:span text:style-name="T22">σ</text:span><text:span text:style-name="T20">ει βέλτιστες πρακτικές, <text:s text:c="2"/></text:span><text:span text:style-name="T22">σχεδιάζοντας, </text:span><text:span text:style-name="T20">αναπτύσσ</text:span><text:span text:style-name="T22">οντας </text:span><text:span text:style-name="T20">και υποστηρίζ</text:span><text:span text:style-name="T22">οντας υ</text:span><text:span text:style-name="T20">ποδομές πληροφορικής που εξυπηρετούν την εκπαίδευση και την έρευνα στο ΕΜΠ. </text:span><text:span text:style-name="T85">Αξιοποιώντας</text:span><text:span text:style-name="T23"> </text:span><text:span text:style-name="T20">ελεύθερ</text:span><text:span text:style-name="T24">α</text:span><text:span text:style-name="T20"> λογισμικ</text:span><text:span text:style-name="T24">ά</text:span><text:span text:style-name="T20"> ανοικτού κώδικα, του διαδικτυακού προγραμματισμού </text:span><text:span text:style-name="T21">καθώς και </text:span><text:span text:style-name="T20">υπηρεσ</text:span><text:span text:style-name="T21">ιών</text:span><text:span text:style-name="T20"> υπολογιστικ</text:span><text:span text:style-name="T21">ού</text:span><text:span text:style-name="T20"> νέφους (cloud computing</text:span><text:span text:style-name="T21">). </text:span><text:span text:style-name="T26">Έχει συμμετάσχει στο σ</text:span><text:span text:style-name="T25">χεδιασμό, </text:span><text:span text:style-name="T26">την </text:span><text:span text:style-name="T25">υλοποίηση και διαχείριση της μετάβασης από το περιβάλλον του Lotus Domino σε fullstack javasctipt (Node.js, Angular, Express.js) και MongoDB. </text:span><text:span text:style-name="T26">Καθώς επίσης και στην σ</text:span><text:span text:style-name="T25">ταδιακή μετάβαση όλων των υπηρεσιών που βασίζονταν σε κλειστού κώδικα και μη ελεύθερα λογισμικά και λειτουργικά συστήματα σε αμιγές περιβάλλον ελεύθερων λογισμικών και λειτουργικών συστημάτων. </text:span><text:span text:style-name="T26"><text:s/></text:span></text:p>
      <text:p text:style-name="P40"><text:span text:style-name="T25"/></text:p>
      <text:p text:style-name="P41"><text:span text:style-name="T66">MongoDB κεντρική υποδομή Σ</text:span><text:span text:style-name="T67">υστήματος Βάσης Δεδομένων</text:span></text:p>
      <text:p text:style-name="P41"><text:span text:style-name="T52">Το 201</text:span><text:span text:style-name="T56">4</text:span><text:span text:style-name="T52"> </text:span><text:span text:style-name="T83">συμμετείχε στην καθιέρωση</text:span><text:span text:style-name="T52"> στο Κ</text:span><text:span text:style-name="T82">ΗΥ</text:span><text:span text:style-name="T52"> τη</text:span><text:span text:style-name="T55">ς</text:span><text:span text:style-name="T52"> MongoDB σαν </text:span><text:span text:style-name="T59">κεντρική υποδομή Σ</text:span><text:span text:style-name="T60">υστήματος Βάσης Δεδομένων. Στη συγκεκριμένη υποδομή αποθηκεύονται στοιχεία από περιφερειακά ΣΒΔ, όπως Lotus Domino και τα από τα φοιτητολόγια των εννέα Σχολών </text:span><text:span text:style-name="T62">του ΕΜΠ</text:span><text:span text:style-name="T60">. Το </text:span><text:span text:style-name="T63">ίδιο έτος </text:span><text:span text:style-name="T60">έγινε η μ</text:span><text:span text:style-name="T49">ετάβαση της MongoDB σε MongoDB Replica Set </text:span><text:span text:style-name="T56">και </text:span><text:span text:style-name="T52">παραμετροποιήθηκε έτσι ώστε να παρέχει α</text:span><text:span text:style-name="T49">σφαλή σύνδεση και τροφοδοσία της υπηρεσίας κεντρικής ταυτοποίησης </text:span><text:span text:style-name="T57">(</text:span><text:span text:style-name="T54">MongoDB </text:span><text:span text:style-name="T53">σε Replica Set</text:span><text:span text:style-name="T57">)</text:span><text:span text:style-name="T53">.</text:span></text:p>
      <text:p text:style-name="P38"><text:span text:style-name="T29"/></text:p>
      <text:p text:style-name="P22"><text:span text:style-name="T29">Υλοποίηση συστήματος για το κύκλωμα κωδικών του ΕΜΠ</text:span></text:p>
      <text:p text:style-name="P44"><text:span text:style-name="T84">Σ</text:span><text:span text:style-name="T55">υμμετείχε στην μετάπτωση του συστήματος για το κύκλωμα των κωδικών από </text:span><text:span text:style-name="T47">Lotus Domino </text:span><text:span text:style-name="T55">σε </text:span><text:span text:style-name="T47">MongoDB. </text:span><text:span text:style-name="T57">Άντληση στοιχείων από </text:span><text:span text:style-name="T60">περιφερειακά ΣΒΔ </text:span><text:span text:style-name="T64">με </text:span><text:span text:style-name="T49">python scripts </text:span><text:span text:style-name="T57">και </text:span><text:soft-page-break/><text:span text:style-name="T57">τελική επεξεργασία και αποθήκευση τους σε</text:span><text:span text:style-name="T46"> MongoDB</text:span><text:span text:style-name="T44"> </text:span><text:span text:style-name="T57">(</text:span><text:span text:style-name="T54">Python, MongoDB, Angular, SailsJS</text:span><text:span text:style-name="T57">).</text:span></text:p>
      <text:p text:style-name="P35"/>
      <text:p text:style-name="P21"><text:span text:style-name="T54">Ε</text:span><text:span text:style-name="T49">φαρμογή για τη διενέργεια εξετάσεων στο εργαστήριο</text:span></text:p>
      <text:p text:style-name="P42"><text:span text:style-name="T57">Δημιουργία Web εφαρμογής γ</text:span><text:span text:style-name="T54">ια την εξυπηρέτηση των διδασκόντων που </text:span><text:span text:style-name="T64">διενεργούν εξετάσεις στα διατμηματικά εργαστήρια</text:span><text:span text:style-name="T45"> </text:span><text:span text:style-name="T57">(</text:span><text:span text:style-name="T54">Python, </text:span><text:span text:style-name="T53">Flask, </text:span><text:span text:style-name="T54">MongoDB</text:span><text:span text:style-name="T57">)</text:span><text:span text:style-name="T54">.</text:span></text:p>
      <text:p text:style-name="P19"/>
      <text:p text:style-name="P21"><text:span text:style-name="T53">Ε</text:span><text:span text:style-name="T54">φαρμογή </text:span><text:span text:style-name="T53">ε</text:span><text:span text:style-name="T54">γγραφ</text:span><text:span text:style-name="T53">ών</text:span><text:span text:style-name="T54"> </text:span><text:span text:style-name="T53">υ</text:span><text:span text:style-name="T54">ποψηφίων διδακτόρων</text:span></text:p>
      <text:p text:style-name="P43"><text:span text:style-name="T49">Υλοποίηση </text:span><text:span text:style-name="T48">Web </text:span><text:span text:style-name="T49">εφαρμογής για τις εγγραφές των υποψηφίων διδακτόρων </text:span><text:span text:style-name="T51">(ΥΔ)</text:span><text:span text:style-name="T49"> της Σχολής ΗΜΜΥ. </text:span><text:span text:style-name="T57">Άντληση στοιχείων από </text:span><text:span text:style-name="T60">περιφερειακά ΣΒΔ </text:span><text:span text:style-name="T64">με </text:span><text:span text:style-name="T50">python scripts </text:span><text:span text:style-name="T57">και τελική επεξεργασία και αποθήκευση τους σε</text:span><text:span text:style-name="T46"> MongoDB. </text:span><text:span text:style-name="T58">Δυνατότητα ορισμού δυναμικών κανόνων εγγραφής και ελέγχου των επιλογών των ΥΔ. Αυτόματη ενημέρωση </text:span><text:span text:style-name="T61">επιστημονικ</text:span><text:span text:style-name="T65">ών</text:span><text:span text:style-name="T61"> υπεύθυν</text:span><text:span text:style-name="T65">ων για έγκριση μαθημάτων (</text:span><text:span text:style-name="T54">Python, MongoDB, Angular, SailsJS</text:span><text:span text:style-name="T58">)</text:span></text:p>
      <text:p text:style-name="P26"/>
      <text:p text:style-name="P9"><text:span text:style-name="T98">Ιστοδελίδα </text:span><text:span text:style-name="T93">my.central</text:span></text:p>
      <text:p text:style-name="P37"><text:span text:style-name="T94">H</text:span><text:span text:style-name="T104"> ιστοσελίδα παρέχει προσωποποιημένη πληροφόρηση στα μέλη της Πολυτεχνειακής κοινοτητας, </text:span><text:span text:style-name="T105">όπως βαθμολογία μαθημάτων σε φοιτητές, </text:span><text:span text:style-name="T89">δυνατότητες</text:span><text:span text:style-name="T104"> ρ</text:span><text:span text:style-name="T105">ύθμισης </text:span><text:span text:style-name="T89">σε </text:span><text:span text:style-name="T104">θέματα που αφορούν την ηλεκτρονική αλληλογραφία ή το κωδικό πρόσβασης τους κλπ.</text:span><text:span text:style-name="T105"> (</text:span><text:span text:style-name="T97">MongoDB, Angular, SailsJS</text:span><text:span text:style-name="T100">)</text:span><text:span text:style-name="T97">.</text:span></text:p>
      <text:p text:style-name="P34"/>
      <table:table table:name="Table1" table:style-name="Table1">
        <table:table-column table:style-name="Table1.A"/>
        <table:table-row table:style-name="TableLine2536232806160">
          <table:table-cell table:style-name="Table1.A1" office:value-type="string">
            <text:p text:style-name="P52"><text:span text:style-name="T90">ΕΡΕΥΝΗΤΙΚΑ ΠΡΟΓΡΑΜΜΑΤΑ</text:span></text:p>
          </table:table-cell>
        </table:table-row>
      </table:table>
      <text:p text:style-name="P26"/>
      <text:list xml:id="list2561108583" text:style-name="L1">
        <text:list-item>
          <text:p text:style-name="P45"><text:span text:style-name="T27">2021 </text:span><text:span text:style-name="T17">έως σήμερα</text:span><text:span text:style-name="T27"> -</text:span><text:span text:style-name="T28"> <text:s/></text:span><text:span text:style-name="T18">Συμμετοχή στο </text:span><text:span text:style-name="T19">ευρωπαϊκό </text:span><text:span text:style-name="T18">πρόγραμμα “</text:span><text:span text:style-name="T2">ADDitively Manufactured OPTimized Structures by means of Machine Learning</text:span><text:span text:style-name="T18">”, H2020-MSCA-RISE-2020, Project Acronym: ADDOPTML, Project Number: 101007595</text:span></text:p>
        </text:list-item>
        <text:list-item>
          <text:p text:style-name="P46"><text:span text:style-name="T31">2</text:span><text:span text:style-name="T32">01</text:span><text:span text:style-name="T33">9</text:span><text:span text:style-name="T32"> </text:span><text:span text:style-name="T34">έως σήμερα </text:span><text:span text:style-name="T37">- <text:s/></text:span><text:span text:style-name="T38">Συμμετοχή στο </text:span><text:span text:style-name="T39">εκπαιδευτικό </text:span><text:span text:style-name="T38">πρόγραμμα </text:span><text:span text:style-name="T39">του Ο.Π.Α “Coding Factories Series, διδασκαλία θεματικής ενότητας Προγραμματισμός στο Web” </text:span><text:span text:style-name="T40"><text:s/>η οποία περιλαμβάνει HTML, CSS, Bootstrap, Javascript, jQuery, AJAX, Node.JS, MongoDB </text:span><text:span text:style-name="T39">.</text:span></text:p>
        </text:list-item>
        <text:list-item>
          <text:p text:style-name="P49"><text:span text:style-name="T6">2</text:span><text:span text:style-name="T7">01</text:span><text:span text:style-name="T8">9</text:span><text:span text:style-name="T7"> </text:span><text:span text:style-name="T72">- </text:span><text:span text:style-name="T73">Συμμετοχή στο </text:span><text:span text:style-name="T74">ευρωπαϊκό </text:span><text:span text:style-name="T73">πρόγραμμα “Marie Skłodowska-Curie Actions (MSCA), Research and Innovation Staff Exchange (RISE), H2020-MSCA-RISE-2015, </text:span><text:span text:style-name="T79">Project Acronym: OptArch, Project Number: 689983</text:span><text:span text:style-name="T80">”</text:span></text:p>
        </text:list-item>
        <text:list-item>
          <text:p text:style-name="P49"><text:span text:style-name="T6">2</text:span><text:span text:style-name="T7">01</text:span><text:span text:style-name="T5">8</text:span><text:span text:style-name="T7"> </text:span><text:span text:style-name="T72">- </text:span><text:span text:style-name="T73">Συμμετοχή στο ερευνητικό πρόγραμμα “</text:span><text:span text:style-name="T80">Εκπαιδευτικές, ερευνητικές και αναπτυξιακές δράσεις ΣΗΜΜΥ 65/172”</text:span></text:p>
        </text:list-item>
        <text:list-item>
          <text:p text:style-name="P47"><text:span text:style-name="T31">2</text:span><text:span text:style-name="T32">01</text:span><text:span text:style-name="T35">5</text:span><text:span text:style-name="T32"> </text:span><text:span text:style-name="T37">-</text:span><text:span text:style-name="T42"> </text:span><text:span text:style-name="T43">Συμμετοχή στο ερευνητικό πρόγραμμα του Εθνικού Κέντρου Κοινωνικών Ερευνών, “CESSDA ΑΤΤΙΚΗ – Υποστήριξη και ανάπτυξη ελληνικών εταίρων για συμμετοχή στις κοινοπραξίες των ευρωπαϊκών ερευνητικών υποδομών στο πλαίσιο του ESFRI/2006”, υποέργο 5: “Επεξεργασία και τεκμηρίωση δεδομένων/ΕΚΚΕ”. Απόφαση 228/17.06.2015.</text:span></text:p>
        </text:list-item>
        <text:list-item>
          <text:p text:style-name="P48"><text:span text:style-name="T36">2</text:span><text:span text:style-name="T30">010</text:span><text:span text:style-name="T41"> - </text:span><text:span text:style-name="T43">Συμμετοχή στο ερευνητικό πρόγραμμα </text:span><text:span text:style-name="T41">του ΕΜΠ, “Εκπαιδευτικές, Ερευνητικές, Αναπτυξιακές και Λειτουργικές Δράσεις ΕΜΠ”. Απόφαση Πρυτανικού Συμβουλίου 5/7/2010, 12η Συνεδρίαση.</text:span></text:p>
        </text:list-item>
        <text:list-item>
          <text:p text:style-name="P48"><text:span text:style-name="T30">2008</text:span><text:span text:style-name="T41"> - </text:span><text:span text:style-name="T43">Συμμετοχή στο ερευνητικό πρόγραμμα </text:span><text:span text:style-name="T41">του ΕΜΠ, “Παρουσίαση αποτελεσμάτων έργων ΕΠΕΑΕΚ του ΕΜΠ”. Συνεδρίαση Ε.Δ.ΕΙ.Λ <text:s/>16/12/2008.</text:span></text:p>
        </text:list-item>
        <text:list-item>
          <text:p text:style-name="P50"><text:span text:style-name="T4">2007 </text:span><text:span text:style-name="T71">-</text:span> Συμμετοχή στο ερευνητικό πρόγραμμα του Εθνικού Κέντρου Κοινωνικών Ερευνών, “Προώθηση της ανταγωνιστικότητας και της απασχόλησης στο κλάδο των τουριστικών γραφείων μέσω της προσαρμογής των εργαζομένων και των επιχειρηματιών στις νέες εργασιακές απαιτήσεις στο χώρο του τουρισμού – Always Tourism” . Αποφάσεις 69/18.07.2006 και 80/08.06.2007.</text:p>
        </text:list-item>
        <text:list-item>
          <text:p text:style-name="P51"><text:span text:style-name="T4">200</text:span><text:span text:style-name="T5">5</text:span> - <text:span text:style-name="T70">Συμμετοχή στο ερευνητικό πρόγραμμα </text:span>του ΕΜΠ, “<text:span text:style-name="T77">Υποστήριξη λειτουργιών του Κέντρου Η/Υ (65/142900)</text:span>”. Συνεδρίαση Ε.Δ.ΕΙ.Λ <text:s/><text:span text:style-name="T77">01</text:span>/<text:span text:style-name="T77">01</text:span>/200<text:span text:style-name="T77">5</text:span>.</text:p>
        </text:list-item>
        <text:list-item>
          <text:p text:style-name="P51"><text:span text:style-name="T4">200</text:span><text:span text:style-name="T5">4</text:span> - <text:span text:style-name="T70">Συμμετοχή στο ερευνητικό πρόγραμμα </text:span>του ΕΜΠ, “<text:span text:style-name="T77">Υποστήριξη λειτουργιών του Κέντρου Η/Υ (65/133800)</text:span>”. Συνεδρίαση Ε.Δ.ΕΙ.Λ <text:s/><text:span text:style-name="T77">07</text:span>/<text:span text:style-name="T77">05</text:span>/200<text:span text:style-name="T77">4.</text:span></text:p>
        </text:list-item>
        <text:list-item>
          <text:p text:style-name="P51"><text:soft-page-break/><text:span text:style-name="T4">200</text:span><text:span text:style-name="T5">3</text:span> - <text:span text:style-name="T70">Συμμετοχή στο ερευνητικό πρόγραμμα </text:span>του ΕΜΠ, “<text:span text:style-name="T77">Υποστήριξη λειτουργιών του Κέντρου Η/Υ (65/125600)</text:span>”. Συνεδρίαση Ε.Δ.ΕΙ.Λ <text:s/><text:span text:style-name="T77">26</text:span>/<text:span text:style-name="T77">09</text:span>/200<text:span text:style-name="T77">3.</text:span></text:p>
        </text:list-item>
        <text:list-item>
          <text:p text:style-name="P51"><text:span text:style-name="T4">2003</text:span> - <text:span text:style-name="T70">Συμμετοχή στο ερευνητικό πρόγραμμα </text:span>του ΕΜΠ, “Δράσεις Κεντρικής Υποστήριξης Εκπαιδευτικού <text:s/>Έργου ΕΜΠ <text:span text:style-name="T77">(68/220)</text:span>”. Συνεδρίαση Ε.Δ.ΕΙ.Λ <text:span text:style-name="T77">2</text:span>6/<text:span text:style-name="T77">06</text:span>/200<text:span text:style-name="T77">3</text:span>.</text:p>
        </text:list-item>
      </text:list>
      <text:p text:style-name="P27"/>
      <text:p text:style-name="P27"/>
      <text:h text:style-name="P31" text:outline-level="2">ΔΗΜΟΣΙΕΥΣΕΙΣ</text:h>
      <text:p text:style-name="P10"/>
      <text:p text:style-name="P20">2021</text:p>
      <text:p text:style-name="P23">ADDOPTML Report, On determining the outer shell of a unit cube complex, by Christodoulos Fragkoudakis and Markos Karampatsis.</text:p>
      <text:p text:style-name="P10"/>
      <text:p text:style-name="P12">2013</text:p>
      <text:p text:style-name="P12">Fragoudakis, Christodoulos; Karampatsis, Markos; Potikas, Petros, "Towards a "Cloud Enabled" University Computer Center," <text:span text:style-name="T68">P2P, Parallel, Grid, Cloud and Internet Computing (3PGCIC), 2013 Eighth International Conference on</text:span>, vol., no., pp.193,199, 28-30 Oct. 2013, doi: 10.1109/3PGCIC.2013.35</text:p>
      <text:p text:style-name="P12"/>
      <text:p text:style-name="P12">2012 </text:p>
      <text:p text:style-name="P25"><text:bookmark text:name="ctl00_ctl00_cphMain_cphFeatured_ucCiteContent_lblCitationMla"/>Fragoudakis, Christodoulos and Markos Karampatsis. "Visualizing Content for Computational Geometry Courses." IGI Global, 2012. 581-604. doi:10.4018/978-1-4666-0068-3.ch021</text:p>
      <text:p text:style-name="P12"/>
      <text:p text:style-name="P12">2010 </text:p>
      <text:p text:style-name="P12">Fragoudakis, Christodoulos and Markos Karampatsis. E-Learning Content for Computational Geometry. In Proceedings of World Conference on E-Learning in Corporate, Government, Healthcare, and Higher Education 2010 (pp. 90-95). Chesapeake, VA: AACE. (http://www.editlib.org/p/35515.) </text:p>
      <text:p text:style-name="P12"/>
      <text:p text:style-name="P12">2003 </text:p>
      <text:p text:style-name="P16">«Design, development and implementation of an interactive educational environment for teaching MSC.Patran» of Mosha Anna, Karampatsis Markos, Servis Dimitris, Fragoudakis Christodoulos, Touratzidi Loudoviko, Spyropoulou Kyriako at “3rd International Conference on Technology in Teaching and Learning in Higher Education”, July 14-16 2003, <text:s/>Heidelberg Germany. </text:p>
      <text:p text:style-name="P16"/>
      <text:p text:style-name="P16"/>
      <text:h text:style-name="P32" text:outline-level="2">ΓΛΩΣΣΕΣ</text:h>
      <text:p text:style-name="P10"/>
      <table:table table:name="Table7" table:style-name="Table7">
        <table:table-column table:style-name="Table7.A"/>
        <table:table-row table:style-name="Table7.1">
          <table:table-cell table:style-name="Table7.A1" office:value-type="string">
            <text:h text:style-name="P33" text:outline-level="6">Αγγλικά Πολύ Καλά (F.C.E)</text:h>
          </table:table-cell>
        </table:table-row>
      </table:table>
      <text:p text:style-name="P15"/>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l" fo:country="G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fo:font-size="12pt" style:text-underline-style="solid" style:text-underline-width="auto" style:text-underline-color="font-color" fo:font-weight="bold" style:font-size-asian="12pt" style:font-weight-asian="bold"/>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6pt" style:text-underline-style="solid" style:text-underline-width="auto" style:text-underline-color="font-color" fo:font-weight="bold" style:font-size-asian="16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6pt" fo:font-weight="bold" style:font-size-asian="16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2pt" style:font-size-asian="12pt"/>
    </style:style>
    <style:style style:name="Subtitle" style:family="paragraph" style:parent-style-name="Standard" style:next-style-name="Text_20_body" style:class="chapter">
      <style:paragraph-properties fo:text-align="justify" style:justify-single-word="false" style:text-autospace="none" style:punctuation-wrap="simple" style:vertical-align="baseline"/>
      <style:text-properties fo:font-size="11pt" fo:font-weight="bold" style:font-size-asian="11pt" style:font-weight-asian="bold"/>
    </style:style>
    <style:style style:name="Body_20_Text1" style:display-name="Body Text1" style:family="paragraph" style:parent-style-name="Standard">
      <style:paragraph-properties fo:margin-top="0in" fo:margin-bottom="0.1528in" style:contextual-spacing="false" style:line-height-at-least="0.1665in" fo:text-align="justify" style:justify-single-word="false" style:text-autospace="none" style:punctuation-wrap="simple" style:vertical-align="baseline"/>
      <style:text-properties style:font-name="Garamond" fo:font-family="Garamond" style:font-family-generic="roman" style:font-pitch="variable" fo:font-size="11pt" style:font-size-asian="11pt" style:font-name-complex="Garamond" style:font-family-complex="Garamond"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Author_2f_Affiliation" style:display-name="Author/Affiliation" style:family="paragraph" style:parent-style-name="Standard">
      <style:paragraph-properties fo:text-align="center" style:justify-single-word="false" fo:hyphenation-ladder-count="no-limit"/>
      <style:text-properties fo:hyphenate="false" fo:hyphenation-remain-char-count="2" fo:hyphenation-push-char-count="2" loext:hyphenation-no-caps="false"/>
    </style:style>
    <style:style style:name="Achievement" style:family="paragraph" style:parent-style-name="Standard">
      <style:paragraph-properties fo:margin-left="0.1665in" fo:margin-right="0in" fo:margin-top="0in" fo:margin-bottom="0.0417in" style:contextual-spacing="false" style:line-height-at-least="0.1665in" fo:text-align="justify" style:justify-single-word="false" fo:text-indent="-0.1665in" style:auto-text-indent="false" style:text-autospace="none" style:punctuation-wrap="simple" style:vertical-align="baseline"/>
      <style:text-properties style:font-name="Garamond" fo:font-family="Garamond" style:font-family-generic="roman" style:font-pitch="variable" fo:font-size="11pt" style:font-size-asian="11pt" style:font-name-complex="Garamond" style:font-family-complex="Garamond"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vision"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0" style:font-family-complex="0" style:font-family-generic-complex="system" style:font-pitch-complex="variable" style:font-size-complex="11pt" style:language-complex="ar" style:country-complex="SA" fo:hyphenate="false" fo:hyphenation-remain-char-count="2" fo:hyphenation-push-char-count="2" loext:hyphenation-no-caps="false"/>
    </style:style>
    <style:style style:name="ExtStkOther_5f_Box" style:display-name="ExtStkOth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ExtStkCompetitor_5f_Box" style:display-name="ExtStkCompetito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ExtStkPartner_5f_Box" style:display-name="ExtStkPartn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ExtStkKey_5f_Box" style:display-name="ExtStkKey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ExtStkCustomer_5f_Box" style:display-name="ExtStkCustom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ExtStkSupplier_5f_Box" style:display-name="ExtStkSuppli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InStkSupport_5f_Box" style:display-name="InStkSupport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InStkUser_5f_Box" style:display-name="InStkUs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InStkLeader_5f_Box" style:display-name="InStkLeader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0" style:font-family-asian="0"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SystDY_5f_Box" style:display-name="SystDY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SystMgm_5f_Box" style:display-name="SystMgm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ErgaEx_5f_Box" style:display-name="ErgaEx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Stratig_5f_Box" style:display-name="Stratig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anPlais_5f_Box" style:display-name="KanPlais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fo:letter-spacing="-0.0055in"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PolArmod_5f_Box" style:display-name="PolArmod_Box" style:family="paragraph" style:default-outline-level="">
      <style:paragraph-properties fo:margin-left="0.2362in" fo:margin-right="0in" fo:margin-top="0in" fo:margin-bottom="0in" style:contextual-spacing="false" fo:line-height="100%" fo:text-align="start" style:justify-single-word="false" fo:orphans="2" fo:widows="2" fo:hyphenation-ladder-count="no-limit" fo:text-indent="-0.2362in" style:auto-text-indent="false" style:writing-mode="lr-tb">
        <style:tab-stops>
          <style:tab-stop style:position="0.1575in" style:type="char" style:char=","/>
          <style:tab-stop style:position="0.2362in"/>
        </style:tab-stops>
      </style:paragraph-properties>
      <style:text-properties fo:color="#000000" loext:opacity="100%" style:font-name="Calibri" fo:font-family="Calibri"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TOC_20_Heading" style:display-name="TOC Heading" style:family="paragraph" style:parent-style-name="Heading_20_1" style:default-outline-level="" style:list-style-name="">
      <style:paragraph-properties fo:margin-left="0.5in" fo:margin-right="0in" fo:margin-top="0.1665in" fo:margin-bottom="0.0835in" style:contextual-spacing="false" fo:keep-together="always" fo:text-indent="0in" style:auto-text-indent="false" fo:padding-left="0in" fo:padding-right="0in" fo:padding-top="0in" fo:padding-bottom="0.0138in" fo:border-left="none" fo:border-right="none" fo:border-top="none" fo:border-bottom="0.99pt solid #0070c0" fo:keep-with-next="always"/>
      <style:text-properties fo:color="#0070c0" loext:opacity="100%" style:font-name="Calibri" fo:font-family="Calibri" style:font-family-generic="roman" style:font-pitch="variable" fo:font-size="14pt" fo:font-weight="bold" style:font-name-asian="Calibri" style:font-family-asian="Calibri"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693in" style:contextual-spacing="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style:letter-kerning="false" style:font-name-asian="0" style:font-family-asian="0" style:font-family-generic-asian="system" style:font-pitch-asian="variable" style:font-size-asian="11pt" style:language-asian="en" style:country-asian="US" style:font-name-complex="0" style:font-family-complex="0" style:font-family-generic-complex="system" style:font-pitch-complex="variable" style:font-size-complex="11pt" style:language-complex="ar" style:country-complex="SA" fo:hyphenate="false" fo:hyphenation-remain-char-count="2" fo:hyphenation-push-char-count="2" loext:hyphenation-no-caps="false"/>
    </style:style>
    <style:style style:name="annotation_20_subject" style:display-name="annotation subject" style:family="paragraph" style:default-outline-level="">
      <style:text-properties fo:font-weight="bold" style:font-weight-asian="bold" style:font-size-complex="10pt"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 style:font-family-complex="'Segoe UI'" style:font-family-generic-complex="roman" style:font-pitch-complex="variable" style:font-size-complex="9pt"/>
    </style:style>
    <style:style style:name="annotation_20_text" style:display-name="annotation text" style:family="paragraph" style:parent-style-name="Standard" style:default-outline-level="">
      <style:text-properties style:font-size-complex="10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fieldtext1" style:family="text" style:parent-style-name="Default_20_Paragraph_20_Font">
      <style:text-properties fo:color="#000000" loext:opacity="100%"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stLabel_20_310" style:display-name="ListLabel 310"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2" style:display-name="ListLabel 302" style:family="text">
      <style:text-properties style:font-name-complex="Calibri1" style:font-family-complex="Calibri"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alibri1" style:font-family-complex="Calibri"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4" style:display-name="ListLabel 284" style:family="text">
      <style:text-properties style:font-name-complex="Calibri1" style:font-family-complex="Calibri"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5" style:display-name="ListLabel 275" style:family="text">
      <style:text-properties style:font-name-complex="Calibri1" style:font-family-complex="Calibri"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Calibri1" style:font-family-complex="Calibri"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Calibri1" style:font-family-complex="Calibri"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48" style:display-name="ListLabel 248" style:family="text">
      <style:text-properties style:font-name-complex="Calibri1" style:font-family-complex="Calibri"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Calibri1" style:font-family-complex="Calibri" style:font-family-generic-complex="system" style:font-pitch-complex="variable"/>
    </style:style>
    <style:style style:name="ListLabel_20_238" style:display-name="ListLabel 238" style:family="text">
      <style:text-properties fo:font-size="10pt" style:font-size-asian="10pt"/>
    </style:style>
    <style:style style:name="ListLabel_20_237" style:display-name="ListLabel 237" style:family="text">
      <style:text-properties fo:font-size="10pt" style:font-size-asian="10pt"/>
    </style:style>
    <style:style style:name="ListLabel_20_236" style:display-name="ListLabel 236" style:family="text">
      <style:text-properties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normal"/>
    </style:style>
    <style:style style:name="ListLabel_20_235" style:display-name="ListLabel 235" style:family="text">
      <style:text-properties fo:font-size="10pt" style:font-size-asian="10pt"/>
    </style:style>
    <style:style style:name="ListLabel_20_234" style:display-name="ListLabel 234" style:family="text">
      <style:text-properties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bold"/>
    </style:style>
    <style:style style:name="ListLabel_20_233" style:display-name="ListLabel 233" style:family="text">
      <style:text-properties style:font-name="Calibri" fo:font-family="Calibri" style:font-family-generic="roman" style:font-pitch="variable" fo:font-size="10pt" fo:font-weight="normal" style:font-name-asian="Calibri1" style:font-family-asian="Calibri" style:font-family-generic-asian="system" style:font-pitch-asian="variable" style:font-size-asian="10pt" style:font-weight-asian="normal" style:font-name-complex="0" style:font-family-complex="0" style:font-family-generic-complex="system" style:font-pitch-complex="variable" style:font-weight-complex="bold"/>
    </style:style>
    <style:style style:name="ListLabel_20_232" style:display-name="ListLabel 232" style:family="text">
      <style:text-properties style:font-name="Calibri" fo:font-family="Calibri" style:font-family-generic="roman" style:font-pitch="variable" fo:font-size="10pt" fo:font-weight="normal" style:font-name-asian="Calibri1" style:font-family-asian="Calibri" style:font-family-generic-asian="system" style:font-pitch-asian="variable" style:font-size-asian="10pt" style:font-weight-asian="normal" style:font-name-complex="0" style:font-family-complex="0" style:font-family-generic-complex="system" style:font-pitch-complex="variable" style:font-weight-complex="bold"/>
    </style:style>
    <style:style style:name="ListLabel_20_231" style:display-name="ListLabel 231" style:family="text">
      <style:text-properties style:font-name="Calibri" fo:font-family="Calibri" style:font-family-generic="roman" style:font-pitch="variable" fo:font-size="10pt" fo:font-weight="normal" style:font-name-asian="Calibri1" style:font-family-asian="Calibri" style:font-family-generic-asian="system" style:font-pitch-asian="variable" style:font-size-asian="10pt" style:font-weight-asian="normal" style:font-name-complex="0" style:font-family-complex="0" style:font-family-generic-complex="system" style:font-pitch-complex="variable" style:font-weight-complex="bold"/>
    </style:style>
    <style:style style:name="ListLabel_20_230" style:display-name="ListLabel 230" style:family="text">
      <style:text-properties style:use-window-font-color="true" loext:opacity="0%"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bold"/>
    </style:style>
    <style:style style:name="ListLabel_20_229" style:display-name="ListLabel 229" style:family="text">
      <style:text-properties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bold"/>
    </style:style>
    <style:style style:name="ListLabel_20_228" style:display-name="ListLabel 228" style:family="text">
      <style:text-properties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normal"/>
    </style:style>
    <style:style style:name="ListLabel_20_227" style:display-name="ListLabel 227" style:family="text">
      <style:text-properties fo:font-size="10pt" fo:font-weight="normal" style:font-size-asian="10pt" style:font-weight-asian="normal" style:font-weight-complex="bold"/>
    </style:style>
    <style:style style:name="ListLabel_20_226" style:display-name="ListLabel 226" style:family="text">
      <style:text-properties style:font-name="Calibri" fo:font-family="Calibri" style:font-family-generic="roman" style:font-pitch="variable" fo:font-weight="normal" style:font-name-asian="Calibri1" style:font-family-asian="Calibri" style:font-family-generic-asian="system" style:font-pitch-asian="variable" style:font-weight-asian="normal" style:font-name-complex="0" style:font-family-complex="0" style:font-family-generic-complex="system" style:font-pitch-complex="variable" style:font-weight-complex="bold"/>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alibri1" style:font-family-complex="Calibri"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use-window-font-color="true" loext:opacity="0%" style:font-name-complex="Calibri1" style:font-family-complex="Calibri"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1" style:display-name="ListLabel 201" style:family="text">
      <style:text-properties fo:font-size="7pt" style:font-size-asian="7pt" style:font-name-complex="Symbol1" style:font-family-complex="Symbol" style:font-family-generic-complex="system" style:font-pitch-complex="variable" style:font-size-complex="10pt"/>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Calibri1" style:font-family-complex="Calibri"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alibri1" style:font-family-complex="Calibri"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alibri1" style:font-family-complex="Calibri"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alibri1" style:font-family-complex="Calibri"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alibri1" style:font-family-complex="Calibri"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fo:font-weight="bold" style:font-weight-asian="bold" style:font-name-complex="Calibri1" style:font-family-complex="Calibri"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alibri1" style:font-family-complex="Calibri"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alibri1" style:font-family-complex="Calibri"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alibri1" style:font-family-complex="Calibri"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use-window-font-color="true" loext:opacity="0%" style:font-name-complex="Calibri1" style:font-family-complex="Calibri"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alibri1" style:font-family-complex="Calibri"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alibri1" style:font-family-complex="Calibri"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alibri1" style:font-family-complex="Calibri"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alibri1" style:font-family-complex="Calibri"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alibri1" style:font-family-complex="Calibri"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alibri1" style:font-family-complex="Calibri"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weight="normal" style:font-weight-asian="normal" style:font-name-complex="Calibri1" style:font-family-complex="Calibri"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alibri1" style:font-family-complex="Calibri"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use-window-font-color="true" loext:opacity="0%" fo:font-size="8pt" fo:font-weight="bold" style:font-size-asian="8pt" style:font-weight-asian="bold" style:font-name-complex="Wingdings1" style:font-family-complex="Wingdings" style:font-family-generic-complex="system" style:font-pitch-complex="variable" style:font-size-complex="8pt" style:font-weight-complex="bold"/>
    </style:style>
    <style:style style:name="Στυλ4" style:family="text">
      <style:text-properties fo:color="#c45911" loext:opacity="100%" fo:font-weight="bold" style:font-weight-asian="bold"/>
    </style:style>
    <style:style style:name="Στυλ3" style:family="text">
      <style:text-properties fo:color="#538135" loext:opacity="100%" fo:font-weight="bold" style:font-weight-asian="bold"/>
    </style:style>
    <style:style style:name="Στυλ2" style:family="text">
      <style:text-properties fo:color="#0070c0" loext:opacity="100%" fo:font-weight="bold" style:font-weight-asian="bold"/>
    </style:style>
    <style:style style:name="Στυλ1" style:family="text">
      <style:text-properties fo:color="#ed7d31" loext:opacity="100%"/>
    </style:style>
    <style:style style:name="Placeholder_20_Text" style:display-name="Placeholder Text" style:family="text">
      <style:text-properties fo:color="#808080" loext:opacity="100%"/>
    </style:style>
    <style:style style:name="Επικεφαλίδα_20_9_20_Char" style:display-name="Επικεφαλίδα 9 Char" style:family="text">
      <style:text-properties fo:color="#272727" loext:opacity="100%" style:font-name="Calibri Light" fo:font-family="'Calibri Light'" style:font-family-generic="roman" style:font-pitch="variable" fo:font-size="10.5pt" fo:font-style="italic" style:font-size-asian="10.5pt" style:font-style-asian="italic" style:font-name-complex="0" style:font-family-complex="0" style:font-family-generic-complex="system" style:font-pitch-complex="variable" style:font-size-complex="10.5pt" style:font-style-complex="italic"/>
    </style:style>
    <style:style style:name="Επικεφαλίδα_20_8_20_Char" style:display-name="Επικεφαλίδα 8 Char" style:family="text">
      <style:text-properties fo:color="#272727" loext:opacity="100%" style:font-name="Calibri Light" fo:font-family="'Calibri Light'" style:font-family-generic="roman" style:font-pitch="variable" fo:font-size="10.5pt" style:font-size-asian="10.5pt" style:font-name-complex="0" style:font-family-complex="0" style:font-family-generic-complex="system" style:font-pitch-complex="variable" style:font-size-complex="10.5pt"/>
    </style:style>
    <style:style style:name="Επικεφαλίδα_20_7_20_Char" style:display-name="Επικεφαλίδα 7 Char" style:family="text">
      <style:text-properties fo:color="#1f3763" loext:opacity="100%" style:font-name="Calibri Light" fo:font-family="'Calibri Light'" style:font-family-generic="roman" style:font-pitch="variable" fo:font-size="10pt" fo:font-style="italic" style:font-size-asian="10pt" style:font-style-asian="italic" style:font-name-complex="0" style:font-family-complex="0" style:font-family-generic-complex="system" style:font-pitch-complex="variable" style:font-style-complex="italic"/>
    </style:style>
    <style:style style:name="Επικεφαλίδα_20_6_20_Char" style:display-name="Επικεφαλίδα 6 Char" style:family="text">
      <style:text-properties fo:color="#1f3763" loext:opacity="100%" style:font-name="Calibri Light" fo:font-family="'Calibri Light'" style:font-family-generic="roman" style:font-pitch="variable" fo:font-size="10pt" style:font-size-asian="10pt" style:font-name-complex="0" style:font-family-complex="0" style:font-family-generic-complex="system" style:font-pitch-complex="variable"/>
    </style:style>
    <style:style style:name="Επικεφαλίδα_20_5_20_Char" style:display-name="Επικεφαλίδα 5 Char" style:family="text">
      <style:text-properties style:font-name="Calibri Light" fo:font-family="'Calibri Light'" style:font-family-generic="roman" style:font-pitch="variable" fo:font-size="10pt" fo:font-weight="bold" style:font-size-asian="10pt" style:font-weight-asian="bold" style:font-name-complex="0" style:font-family-complex="0" style:font-family-generic-complex="system" style:font-pitch-complex="variable" style:font-weight-complex="bold"/>
    </style:style>
    <style:style style:name="Επικεφαλίδα_20_4_20_Char" style:display-name="Επικεφαλίδα 4 Char" style:family="text">
      <style:text-properties fo:font-size="10pt" fo:font-weight="bold" style:font-size-asian="10pt" style:font-weight-asian="bold" style:font-size-complex="10pt" style:font-weight-complex="bold"/>
    </style:style>
    <style:style style:name="Επικεφαλίδα_20_3_20_Char" style:display-name="Επικεφαλίδα 3 Char" style:family="text">
      <style:text-properties fo:font-size="10pt" fo:font-weight="bold" style:font-size-asian="10pt" style:font-weight-asian="bold" style:font-size-complex="10pt" style:font-weight-complex="bold"/>
    </style:style>
    <style:style style:name="Επικεφαλίδα_20_2_20_Char" style:display-name="Επικεφαλίδα 2 Char" style:family="text">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ExtStkOther_5f_Box_20_Char" style:display-name="ExtStkOth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ExtStkCompetitor_5f_Box_20_Char" style:display-name="ExtStkCompetito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ExtStkPartner_5f_Box_20_Char" style:display-name="ExtStkPartn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ExtStkKey_5f_Box_20_Char" style:display-name="ExtStkKey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ExtStkCustomer_5f_Box_20_Char" style:display-name="ExtStkCustom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ExtStkSupplier_5f_Box_20_Char" style:display-name="ExtStkSuppli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InStkSupport_5f_Box_20_Char" style:display-name="InStkSupport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InStkUser_5f_Box_20_Char" style:display-name="InStkUs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InStkLeader_5f_Box_20_Char" style:display-name="InStkLeader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style>
    <style:style style:name="SystDY_5f_Box_20_Char" style:display-name="SystDY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font-weight-complex="bold"/>
    </style:style>
    <style:style style:name="SystMgm_5f_Box_20_Char" style:display-name="SystMgm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font-weight-complex="bold"/>
    </style:style>
    <style:style style:name="ErgaEx_5f_Box_20_Char" style:display-name="ErgaEx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font-weight-complex="bold"/>
    </style:style>
    <style:style style:name="Stratig_5f_Box_20_Char" style:display-name="Stratig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font-weight-complex="bold"/>
    </style:style>
    <style:style style:name="KanPlais_5f_Box_20_Char" style:display-name="KanPlais_Box Char" style:family="text">
      <style:text-properties fo:color="#000000" loext:opacity="100%" style:font-name="Calibri" fo:font-family="Calibri" style:font-family-generic="roman" style:font-pitch="variable" fo:font-size="10pt" fo:letter-spacing="-0.0055in" style:font-size-asian="10pt" style:font-name-complex="Calibri1" style:font-family-complex="Calibri" style:font-family-generic-complex="system" style:font-pitch-complex="variable" style:font-weight-complex="bold"/>
    </style:style>
    <style:style style:name="PolArmod_5f_Box_20_Char" style:display-name="PolArmod_Box Char" style:family="text">
      <style:text-properties fo:color="#000000" loext:opacity="100%" style:font-name="Calibri" fo:font-family="Calibri" style:font-family-generic="roman" style:font-pitch="variable" fo:font-size="10pt" style:font-size-asian="10pt" style:font-name-complex="Calibri1" style:font-family-complex="Calibri" style:font-family-generic-complex="system" style:font-pitch-complex="variable" style:font-weight-complex="bold"/>
    </style:style>
    <style:style style:name="Επικεφαλίδα_20_1_20_Char" style:display-name="Επικεφαλίδα 1 Char" style:family="text">
      <style:text-properties fo:color="#0070c0" loext:opacity="100%"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Strong" style:family="text">
      <style:text-properties fo:font-weight="bold" style:font-weight-asian="bold" style:font-weight-complex="bold"/>
    </style:style>
    <style:style style:name="page_20_number" style:display-name="page number" style:family="text"/>
    <style:style style:name="line_20_number" style:display-name="line number" style:family="text"/>
    <style:style style:name="Unresolved_20_Mention" style:display-name="Unresolved Mention" style:family="text">
      <style:text-properties fo:color="#605e5c" loext:opacity="100%" fo:background-color="#e1dfdd"/>
    </style:style>
    <style:style style:name="Χωρίς_20_διάστιχο_20_Char" style:display-name="Χωρίς διάστιχο Char" style:family="text"/>
    <style:style style:name="Θέμα_20_σχολίου_20_Char" style:display-name="Θέμα σχολίου Char" style:family="text">
      <style:text-properties fo:font-size="10pt" fo:font-weight="bold" style:font-size-asian="10pt" style:font-weight-asian="bold" style:font-size-complex="10pt" style:font-weight-complex="bold"/>
    </style:style>
    <style:style style:name="Κείμενο_20_υποσημείωσης_20_Char" style:display-name="Κείμενο υποσημείωσης Char" style:family="text">
      <style:text-properties fo:font-size="10pt" style:font-size-asian="10pt" style:font-size-complex="10pt"/>
    </style:style>
    <style:style style:name="Υποσέλιδο_20_Char" style:display-name="Υποσέλιδο Char" style:family="text"/>
    <style:style style:name="Κεφαλίδα_20_Char" style:display-name="Κεφαλίδα Char" style:family="text"/>
    <style:style style:name="Κείμενο_20_σημείωσης_20_τέλους_20_Char" style:display-name="Κείμενο σημείωσης τέλους Char" style:family="text">
      <style:text-properties fo:font-size="10pt" style:font-size-asian="10pt" style:font-size-complex="10pt"/>
    </style:style>
    <style:style style:name="Κείμενο_20_πλαισίου_20_Char" style:display-name="Κείμενο πλαισίου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Κείμενο_20_σχολίου_20_Char" style:display-name="Κείμενο σχολίου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756in" fo:margin-left="0.2756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format="1" text:display-levels="4">
        <style:list-level-properties text:list-level-position-and-space-mode="label-alignment">
          <style:list-level-label-alignment text:label-followed-by="listtab" fo:text-indent="-0.5909in" fo:margin-left="0.5909in"/>
        </style:list-level-properties>
      </text:list-level-style-number>
      <text:list-level-style-number text:level="5" style:num-format="1" text:display-levels="5">
        <style:list-level-properties text:list-level-position-and-space-mode="label-alignment">
          <style:list-level-label-alignment text:label-followed-by="listtab" fo:text-indent="-0.689in" fo:margin-left="0.689in"/>
        </style:list-level-properties>
      </text:list-level-style-number>
      <text:list-level-style-number text:level="6" style:num-format="1" text:display-levels="6">
        <style:list-level-properties text:list-level-position-and-space-mode="label-alignment">
          <style:list-level-label-alignment text:label-followed-by="listtab" fo:text-indent="-0.7874in" fo:margin-left="0.7874in"/>
        </style:list-level-properties>
      </text:list-level-style-number>
      <text:list-level-style-number text:level="7" style:num-format="1" text:display-levels="7">
        <style:list-level-properties text:list-level-position-and-space-mode="label-alignment">
          <style:list-level-label-alignment text:label-followed-by="listtab" fo:text-indent="-0.8862in" fo:margin-left="0.8862in"/>
        </style:list-level-properties>
      </text:list-level-style-number>
      <text:list-level-style-number text:level="8" style:num-format="1" text:display-levels="8">
        <style:list-level-properties text:list-level-position-and-space-mode="label-alignment">
          <style:list-level-label-alignment text:label-followed-by="listtab" fo:text-indent="-0.9846in" fo:margin-left="0.9846in"/>
        </style:list-level-properties>
      </text:list-level-style-number>
      <text:list-level-style-number text:level="9" style:num-format="1" text:display-levels="9">
        <style:list-level-properties text:list-level-position-and-space-mode="label-alignment">
          <style:list-level-label-alignment text:label-followed-by="listtab" fo:text-indent="-1.0827in" fo:margin-left="1.082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start" style:justify-single-word="false" fo:text-indent="0in" style:auto-text-indent="false"/>
      <style:text-properties fo:language="el" fo:country="GR"/>
    </style:style>
    <style:style style:name="MP2" style:family="paragraph" style:parent-style-name="Header">
      <style:text-properties fo:language="el" fo:country="GR"/>
    </style:style>
    <style:style style:name="MP3" style:family="paragraph" style:parent-style-name="Footer">
      <style:text-properties fo:language="el" fo:country="GR"/>
    </style:style>
    <style:style style:name="MT1" style:family="text">
      <style:text-properties fo:language="el" fo:country="G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701in" fo:page-height="11.6902in" style:num-format="1" style:print-orientation="portrait" fo:margin-top="1in" fo:margin-bottom="0.5in" fo:margin-left="1.2598in" fo:margin-right="1.2598in" fo:border-top="none" fo:border-bottom="0.06pt solid #000000" fo:border-left="none" fo:border-right="none" fo:padding="0.0201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2598in" fo:margin-right="1.259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0"><draw:text-box fo:min-height="0.1457in" fo:min-width="0.0161in"><text:p text:style-name="Footer"><text:span text:style-name="Page_20_Number"><text:span text:style-name="MT1"><text:page-number text:select-page="current">3</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ΒΙΟΓΡΑΦΙΚΟ ΣΗΜΕΙΩΜΑ</dc:title>
    <meta:editing-cycles>108</meta:editing-cycles>
    <meta:editing-duration>PT6H54M24S</meta:editing-duration>
    <meta:generator>LibreOffice/7.1.4.2$Windows_X86_64 LibreOffice_project/a529a4fab45b75fefc5b6226684193eb000654f6</meta:generator>
    <dc:date>2023-06-16T14:36:56.171000000</dc:date>
    <meta:document-statistic meta:table-count="2" meta:image-count="0" meta:object-count="0" meta:page-count="3" meta:paragraph-count="48" meta:word-count="966" meta:character-count="7505" meta:non-whitespace-character-count="6578"/>
    <meta:user-defined meta:name="Info 1"/>
    <meta:user-defined meta:name="Info 2"/>
    <meta:user-defined meta:name="Info 3"/>
    <meta:user-defined meta:name="Info 4"/>
  </office:meta>
</office:document-meta>
</file>